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0715in" fo:margin-left="0.6563in" fo:margin-top="0in" fo:margin-bottom="0in" table:align="left" style:writing-mode="lr-tb"/>
    </style:style>
    <style:style style:name="Table1.A" style:family="table-column">
      <style:table-column-properties style:column-width="4.1222in"/>
    </style:style>
    <style:style style:name="Table1.B" style:family="table-column">
      <style:table-column-properties style:column-width="1.949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Adwaita Sans" officeooo:rsid="000aab15" officeooo:paragraph-rsid="000aab15"/>
    </style:style>
    <style:style style:name="P2" style:family="paragraph" style:parent-style-name="Standard">
      <style:paragraph-properties fo:text-align="start" style:justify-single-word="false"/>
      <style:text-properties style:font-name="Adwaita Sans" officeooo:rsid="000ae6df" officeooo:paragraph-rsid="000ae6df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Adwaita Sans" officeooo:rsid="000ae6df" officeooo:paragraph-rsid="000ae6df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Adwaita Sans" officeooo:rsid="000c48ac" officeooo:paragraph-rsid="000c48ac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Adwaita Sans" officeooo:rsid="000dde48" officeooo:paragraph-rsid="000dde48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dwaita Sans" officeooo:rsid="000ed564" officeooo:paragraph-rsid="000ed564"/>
    </style:style>
    <style:style style:name="P7" style:family="paragraph" style:parent-style-name="Standard">
      <style:paragraph-properties fo:text-align="start" style:justify-single-word="false"/>
      <style:text-properties style:font-name="Adwaita Sans" officeooo:rsid="000ed564" officeooo:paragraph-rsid="000ed564"/>
    </style:style>
    <style:style style:name="P8" style:family="paragraph" style:parent-style-name="Standard">
      <style:paragraph-properties fo:text-align="start" style:justify-single-word="false"/>
      <style:text-properties style:font-name="Adwaita Sans" officeooo:rsid="0012411a" officeooo:paragraph-rsid="0012411a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Adwaita Sans" officeooo:rsid="0012afd6" officeooo:paragraph-rsid="0012afd6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Adwaita Sans" officeooo:rsid="0013ba63" officeooo:paragraph-rsid="0013ba63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Adwaita Sans" officeooo:rsid="00158317" officeooo:paragraph-rsid="00158317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Adwaita Sans" officeooo:rsid="00176416" officeooo:paragraph-rsid="00176416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Adwaita Sans" officeooo:rsid="001834ba" officeooo:paragraph-rsid="001834ba"/>
    </style:style>
    <style:style style:name="P14" style:family="paragraph" style:parent-style-name="Standard">
      <style:paragraph-properties fo:text-align="start" style:justify-single-word="false"/>
      <style:text-properties style:font-name="Adwaita Sans" officeooo:rsid="001834ba" officeooo:paragraph-rsid="001834ba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Adwaita Sans" officeooo:rsid="0019bf86" officeooo:paragraph-rsid="0019bf86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Adwaita Sans" officeooo:rsid="001b13ac" officeooo:paragraph-rsid="001b13ac"/>
    </style:style>
    <style:style style:name="P17" style:family="paragraph" style:parent-style-name="Standard">
      <style:paragraph-properties fo:text-align="start" style:justify-single-word="false"/>
      <style:text-properties style:font-name="Adwaita Sans" officeooo:rsid="001b13ac" officeooo:paragraph-rsid="001b13ac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Adwaita Sans" officeooo:rsid="002760ca" officeooo:paragraph-rsid="002760ca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Adwaita Sans" officeooo:rsid="002760ca" officeooo:paragraph-rsid="0027fd5d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Adwaita Sans" officeooo:rsid="0029f668" officeooo:paragraph-rsid="0029f668"/>
    </style:style>
    <style:style style:name="P21" style:family="paragraph" style:parent-style-name="Standard">
      <style:paragraph-properties fo:text-align="start" style:justify-single-word="false"/>
      <style:text-properties style:font-name="Adwaita Sans" officeooo:rsid="0029f668" officeooo:paragraph-rsid="0029f668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Adwaita Sans" officeooo:rsid="002a06ee" officeooo:paragraph-rsid="002a06ee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Adwaita Sans" officeooo:rsid="002c51eb" officeooo:paragraph-rsid="002c51eb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Adwaita Sans" officeooo:rsid="001be066" officeooo:paragraph-rsid="001be066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Adwaita Sans" officeooo:rsid="001c1620" officeooo:paragraph-rsid="001c1620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Adwaita Sans" officeooo:rsid="001ec6ec" officeooo:paragraph-rsid="001ec6ec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Adwaita Sans" officeooo:rsid="001ed710" officeooo:paragraph-rsid="001ed710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Adwaita Sans" officeooo:rsid="001f24c0" officeooo:paragraph-rsid="001f24c0"/>
    </style:style>
    <style:style style:name="P29" style:family="paragraph" style:parent-style-name="Standard">
      <style:paragraph-properties fo:text-align="start" style:justify-single-word="false"/>
      <style:text-properties style:font-name="Adwaita Sans" officeooo:rsid="001f24c0" officeooo:paragraph-rsid="001f24c0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Adwaita Sans" officeooo:rsid="001f668a" officeooo:paragraph-rsid="001f668a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Adwaita Sans" officeooo:rsid="00218974" officeooo:paragraph-rsid="00222949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Adwaita Sans" officeooo:rsid="0031526e" officeooo:paragraph-rsid="0031526e"/>
    </style:style>
    <style:style style:name="P3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dwaita Sans" fo:font-size="11pt" fo:language="sl" fo:country="SI" officeooo:paragraph-rsid="00235b9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dwaita Sans" fo:font-size="11pt" fo:language="sl" fo:country="SI" officeooo:paragraph-rsid="0022294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sl" fo:country="SI" officeooo:paragraph-rsid="0022294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dwaita Sans" fo:font-size="11pt" fo:language="sl" fo:country="SI" officeooo:paragraph-rsid="00222949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37" style:family="paragraph" style:parent-style-name="Standard">
      <style:text-properties officeooo:paragraph-rsid="00222949"/>
    </style:style>
    <style:style style:name="P38" style:family="paragraph" style:parent-style-name="Standard">
      <style:text-properties style:font-name="Adwaita Sans" officeooo:rsid="002e251a" officeooo:paragraph-rsid="002e251a"/>
    </style:style>
    <style:style style:name="P39" style:family="paragraph" style:parent-style-name="Standard" style:list-style-name="L3">
      <style:text-properties style:font-name="Adwaita Sans" officeooo:rsid="00352db6" officeooo:paragraph-rsid="00352db6"/>
    </style:style>
    <style:style style:name="P40" style:family="paragraph" style:parent-style-name="Standard" style:list-style-name="L3">
      <style:text-properties style:font-name="Adwaita Sans" officeooo:rsid="0041fc06" officeooo:paragraph-rsid="0041fc06"/>
    </style:style>
    <style:style style:name="P41" style:family="paragraph" style:parent-style-name="Standard" style:list-style-name="L3">
      <style:text-properties style:font-name="Adwaita Sans" officeooo:rsid="0043994f" officeooo:paragraph-rsid="0043994f"/>
    </style:style>
    <style:style style:name="P42" style:family="paragraph" style:parent-style-name="Standard" style:list-style-name="L3">
      <style:text-properties style:font-name="Adwaita Sans" officeooo:rsid="00368d13" officeooo:paragraph-rsid="00368d13"/>
    </style:style>
    <style:style style:name="P43" style:family="paragraph" style:parent-style-name="Standard" style:list-style-name="L3">
      <style:text-properties style:font-name="Adwaita Sans" officeooo:rsid="0036af5d" officeooo:paragraph-rsid="0036af5d"/>
    </style:style>
    <style:style style:name="P44" style:family="paragraph" style:parent-style-name="Standard" style:list-style-name="L3">
      <style:text-properties style:font-name="Adwaita Sans" officeooo:rsid="00382fc5" officeooo:paragraph-rsid="00382fc5"/>
    </style:style>
    <style:style style:name="P45" style:family="paragraph" style:parent-style-name="Standard">
      <style:text-properties style:font-name="Adwaita Sans" officeooo:rsid="00382fc5" officeooo:paragraph-rsid="00382fc5"/>
    </style:style>
    <style:style style:name="P46" style:family="paragraph" style:parent-style-name="Standard" style:list-style-name="L3">
      <style:text-properties style:font-name="Adwaita Sans" officeooo:rsid="00458ffc" officeooo:paragraph-rsid="00458ffc"/>
    </style:style>
    <style:style style:name="P47" style:family="paragraph" style:parent-style-name="Standard" style:list-style-name="L3">
      <style:text-properties style:font-name="Adwaita Sans" officeooo:rsid="00472131" officeooo:paragraph-rsid="00472131"/>
    </style:style>
    <style:style style:name="P48" style:family="paragraph" style:parent-style-name="Standard" style:list-style-name="L3">
      <style:text-properties style:font-name="Adwaita Sans" officeooo:rsid="0048a6b0" officeooo:paragraph-rsid="0048a6b0"/>
    </style:style>
    <style:style style:name="P49" style:family="paragraph" style:parent-style-name="Standard" style:list-style-name="L3">
      <style:text-properties style:font-name="Adwaita Sans" officeooo:rsid="0049084b" officeooo:paragraph-rsid="0049084b"/>
    </style:style>
    <style:style style:name="P50" style:family="paragraph" style:parent-style-name="Standard" style:list-style-name="L3">
      <style:text-properties style:font-name="Adwaita Sans" officeooo:rsid="004a01fe" officeooo:paragraph-rsid="004a01fe"/>
    </style:style>
    <style:style style:name="P51" style:family="paragraph" style:parent-style-name="Standard" style:list-style-name="L3">
      <style:text-properties style:font-name="Adwaita Sans" officeooo:rsid="004b11b7" officeooo:paragraph-rsid="004b11b7"/>
    </style:style>
    <style:style style:name="P52" style:family="paragraph" style:parent-style-name="Standard" style:list-style-name="L3">
      <style:text-properties style:font-name="Adwaita Sans" officeooo:rsid="004c88f9" officeooo:paragraph-rsid="004c88f9"/>
    </style:style>
    <style:style style:name="P53" style:family="paragraph" style:parent-style-name="Standard">
      <style:text-properties style:font-name="Adwaita Sans" officeooo:rsid="004c88f9" officeooo:paragraph-rsid="004c88f9"/>
    </style:style>
    <style:style style:name="P54" style:family="paragraph" style:parent-style-name="Standard" style:list-style-name="L3">
      <style:text-properties style:font-name="Adwaita Sans" officeooo:rsid="004e3d25" officeooo:paragraph-rsid="004e3d25"/>
    </style:style>
    <style:style style:name="P55" style:family="paragraph" style:parent-style-name="Standard" style:list-style-name="L3">
      <style:text-properties style:font-name="Adwaita Sans" officeooo:rsid="005016ef" officeooo:paragraph-rsid="005016ef"/>
    </style:style>
    <style:style style:name="P56" style:family="paragraph" style:parent-style-name="Standard" style:list-style-name="L3">
      <style:text-properties style:font-name="Adwaita Sans" officeooo:rsid="00505fa3" officeooo:paragraph-rsid="00505fa3"/>
    </style:style>
    <style:style style:name="P57" style:family="paragraph" style:parent-style-name="Standard" style:list-style-name="L3">
      <style:text-properties style:font-name="Adwaita Sans" officeooo:rsid="0051655a" officeooo:paragraph-rsid="0051655a"/>
    </style:style>
    <style:style style:name="P58" style:family="paragraph" style:parent-style-name="Standard" style:list-style-name="L3">
      <style:text-properties style:font-name="Adwaita Sans" officeooo:rsid="005357e4" officeooo:paragraph-rsid="005357e4"/>
    </style:style>
    <style:style style:name="P59" style:family="paragraph" style:parent-style-name="Standard" style:list-style-name="L3">
      <style:text-properties style:font-name="Adwaita Sans" officeooo:rsid="005524be" officeooo:paragraph-rsid="005524be"/>
    </style:style>
    <style:style style:name="P60" style:family="paragraph" style:parent-style-name="Standard" style:list-style-name="L3">
      <style:text-properties style:font-name="Adwaita Sans" officeooo:rsid="00558327" officeooo:paragraph-rsid="00558327"/>
    </style:style>
    <style:style style:name="P61" style:family="paragraph" style:parent-style-name="Standard" style:list-style-name="L3">
      <style:text-properties style:font-name="Adwaita Sans" officeooo:rsid="00787306" officeooo:paragraph-rsid="00787306"/>
    </style:style>
    <style:style style:name="P62" style:family="paragraph" style:parent-style-name="Standard" style:list-style-name="L3">
      <style:text-properties style:font-name="Adwaita Sans" fo:font-style="normal" officeooo:rsid="00787306" officeooo:paragraph-rsid="00787306" style:font-style-asian="normal" style:font-style-complex="normal"/>
    </style:style>
    <style:style style:name="P63" style:family="paragraph" style:parent-style-name="Standard" style:list-style-name="L3">
      <style:text-properties style:font-name="Adwaita Sans" officeooo:rsid="00565b76" officeooo:paragraph-rsid="00565b76"/>
    </style:style>
    <style:style style:name="P64" style:family="paragraph" style:parent-style-name="Standard" style:list-style-name="L3">
      <style:text-properties style:font-name="Adwaita Sans" officeooo:rsid="00570545" officeooo:paragraph-rsid="00570545"/>
    </style:style>
    <style:style style:name="P65" style:family="paragraph" style:parent-style-name="Standard" style:list-style-name="L3">
      <style:text-properties style:font-name="Adwaita Sans" fo:font-style="normal" officeooo:rsid="005b8d2c" officeooo:paragraph-rsid="005b8d2c" style:font-style-asian="normal" style:font-style-complex="normal"/>
    </style:style>
    <style:style style:name="P66" style:family="paragraph" style:parent-style-name="Standard" style:list-style-name="L3">
      <style:text-properties style:font-name="Adwaita Sans" fo:font-style="normal" officeooo:rsid="005ccd8d" officeooo:paragraph-rsid="005ccd8d" style:font-style-asian="normal" style:font-style-complex="normal"/>
    </style:style>
    <style:style style:name="P67" style:family="paragraph" style:parent-style-name="Standard" style:list-style-name="L3">
      <style:text-properties officeooo:paragraph-rsid="005e39c6"/>
    </style:style>
    <style:style style:name="P68" style:family="paragraph" style:parent-style-name="Standard" style:list-style-name="L3">
      <style:text-properties style:font-name="Adwaita Sans" fo:font-style="italic" officeooo:rsid="0060cfad" officeooo:paragraph-rsid="005e39c6" style:font-style-asian="italic" style:font-style-complex="italic"/>
    </style:style>
    <style:style style:name="P69" style:family="paragraph" style:parent-style-name="Standard" style:list-style-name="L3">
      <style:text-properties style:font-name="Adwaita Sans" fo:font-style="normal" officeooo:rsid="0060cfad" officeooo:paragraph-rsid="0060cfad" style:font-style-asian="normal" style:font-style-complex="normal"/>
    </style:style>
    <style:style style:name="P70" style:family="paragraph" style:parent-style-name="Standard" style:list-style-name="L3">
      <style:text-properties style:font-name="Adwaita Sans" fo:font-style="normal" officeooo:rsid="0061f283" officeooo:paragraph-rsid="0061f283" style:font-style-asian="normal" style:font-style-complex="normal"/>
    </style:style>
    <style:style style:name="P71" style:family="paragraph" style:parent-style-name="Standard" style:list-style-name="L3">
      <style:text-properties style:font-name="Adwaita Sans" fo:font-style="normal" officeooo:rsid="0062bc2c" officeooo:paragraph-rsid="0062bc2c" style:font-style-asian="normal" style:font-style-complex="normal"/>
    </style:style>
    <style:style style:name="P72" style:family="paragraph" style:parent-style-name="Standard" style:list-style-name="L3">
      <style:text-properties style:font-name="Adwaita Sans" fo:font-style="italic" officeooo:rsid="0062bc2c" officeooo:paragraph-rsid="0062bc2c" style:font-style-asian="italic" style:font-style-complex="italic"/>
    </style:style>
    <style:style style:name="P73" style:family="paragraph" style:parent-style-name="Standard">
      <style:text-properties style:font-name="Adwaita Sans" fo:font-style="italic" officeooo:rsid="0062bc2c" officeooo:paragraph-rsid="0062bc2c" style:font-style-asian="italic" style:font-style-complex="italic"/>
    </style:style>
    <style:style style:name="P74" style:family="paragraph" style:parent-style-name="Standard">
      <style:text-properties style:font-name="Adwaita Sans" fo:font-style="normal" officeooo:rsid="0066224a" officeooo:paragraph-rsid="0066224a" style:font-style-asian="normal" style:font-style-complex="normal"/>
    </style:style>
    <style:style style:name="P75" style:family="paragraph" style:parent-style-name="Standard" style:list-style-name="L4">
      <style:text-properties style:font-name="Adwaita Sans" fo:font-style="normal" officeooo:rsid="0066e417" officeooo:paragraph-rsid="0066e417" style:font-style-asian="normal" style:font-style-complex="normal"/>
    </style:style>
    <style:style style:name="P76" style:family="paragraph" style:parent-style-name="Standard" style:list-style-name="L4">
      <style:text-properties style:font-name="Adwaita Sans" fo:font-style="normal" officeooo:rsid="00671e0c" officeooo:paragraph-rsid="00671e0c" style:font-style-asian="normal" style:font-style-complex="normal"/>
    </style:style>
    <style:style style:name="P77" style:family="paragraph" style:parent-style-name="Standard" style:list-style-name="L4">
      <style:text-properties style:font-name="Adwaita Sans" fo:font-style="normal" officeooo:rsid="00677892" officeooo:paragraph-rsid="00677892" style:font-style-asian="normal" style:font-style-complex="normal"/>
    </style:style>
    <style:style style:name="P78" style:family="paragraph" style:parent-style-name="Standard">
      <style:text-properties style:font-name="Adwaita Sans" fo:font-style="normal" officeooo:rsid="00677892" officeooo:paragraph-rsid="00677892" style:font-style-asian="normal" style:font-style-complex="normal"/>
    </style:style>
    <style:style style:name="P79" style:family="paragraph" style:parent-style-name="Standard" style:list-style-name="L4">
      <style:text-properties style:font-name="Adwaita Sans" fo:font-style="normal" officeooo:rsid="00677f56" officeooo:paragraph-rsid="00677f56" style:font-style-asian="normal" style:font-style-complex="normal"/>
    </style:style>
    <style:style style:name="P80" style:family="paragraph" style:parent-style-name="Standard" style:list-style-name="L4">
      <style:text-properties style:font-name="Adwaita Sans" fo:font-style="normal" officeooo:rsid="006a648e" officeooo:paragraph-rsid="006a648e" style:font-style-asian="normal" style:font-style-complex="normal"/>
    </style:style>
    <style:style style:name="P81" style:family="paragraph" style:parent-style-name="Standard">
      <style:text-properties style:font-name="Adwaita Sans" fo:font-style="normal" officeooo:rsid="006a648e" officeooo:paragraph-rsid="006a648e" style:font-style-asian="normal" style:font-style-complex="normal"/>
    </style:style>
    <style:style style:name="P82" style:family="paragraph" style:parent-style-name="Standard" style:list-style-name="L4">
      <style:text-properties officeooo:rsid="006e9d7a" officeooo:paragraph-rsid="006e9d7a"/>
    </style:style>
    <style:style style:name="P83" style:family="paragraph" style:parent-style-name="Standard" style:list-style-name="L4">
      <style:text-properties style:font-name="Adwaita Sans" fo:font-style="normal" officeooo:rsid="0070d2ec" officeooo:paragraph-rsid="0070d2ec" style:font-style-asian="normal" style:font-style-complex="normal"/>
    </style:style>
    <style:style style:name="P84" style:family="paragraph" style:parent-style-name="Standard" style:list-style-name="L4">
      <style:text-properties style:font-name="Adwaita Sans" fo:font-style="normal" officeooo:rsid="00728f43" officeooo:paragraph-rsid="00728f43" style:font-style-asian="normal" style:font-style-complex="normal"/>
    </style:style>
    <style:style style:name="P85" style:family="paragraph" style:parent-style-name="Standard">
      <style:text-properties style:font-name="Adwaita Sans" fo:font-style="normal" officeooo:rsid="00728f43" officeooo:paragraph-rsid="00728f43" style:font-style-asian="normal" style:font-style-complex="normal"/>
    </style:style>
    <style:style style:name="P86" style:family="paragraph" style:parent-style-name="Standard" style:list-style-name="L4">
      <style:text-properties style:font-name="Adwaita Sans" fo:font-style="normal" officeooo:rsid="0075a995" officeooo:paragraph-rsid="0075a995" style:font-style-asian="normal" style:font-style-complex="normal"/>
    </style:style>
    <style:style style:name="P87" style:family="paragraph" style:parent-style-name="Standard">
      <style:text-properties style:font-name="Adwaita Sans" fo:font-style="normal" officeooo:rsid="0075a995" officeooo:paragraph-rsid="0075a995" style:font-style-asian="normal" style:font-style-complex="normal"/>
    </style:style>
    <style:style style:name="P88" style:family="paragraph" style:parent-style-name="Standard" style:list-style-name="L4">
      <style:text-properties style:font-name="Adwaita Sans" fo:font-style="normal" officeooo:rsid="007649c5" officeooo:paragraph-rsid="007649c5" style:font-style-asian="normal" style:font-style-complex="normal"/>
    </style:style>
    <style:style style:name="P89" style:family="paragraph" style:parent-style-name="Standard" style:list-style-name="L4">
      <style:text-properties style:font-name="Adwaita Sans" fo:font-style="normal" officeooo:rsid="007683f1" officeooo:paragraph-rsid="007683f1" style:font-style-asian="normal" style:font-style-complex="normal"/>
    </style:style>
    <style:style style:name="P90" style:family="paragraph" style:parent-style-name="Standard">
      <style:text-properties style:font-name="Adwaita Sans" fo:font-style="normal" officeooo:rsid="007683f1" officeooo:paragraph-rsid="007683f1" style:font-style-asian="normal" style:font-style-complex="normal"/>
    </style:style>
    <style:style style:name="P91" style:family="paragraph" style:parent-style-name="Standard" style:list-style-name="L3">
      <style:text-properties style:font-name="Adwaita Sans" fo:font-style="normal" officeooo:rsid="007bbb41" officeooo:paragraph-rsid="008c2608" style:font-style-asian="normal" style:font-style-complex="normal"/>
    </style:style>
    <style:style style:name="P92" style:family="paragraph" style:parent-style-name="Standard" style:list-style-name="L3">
      <style:text-properties style:font-name="Adwaita Sans" officeooo:rsid="007bbb41" officeooo:paragraph-rsid="007bbb41"/>
    </style:style>
    <style:style style:name="P93" style:family="paragraph" style:parent-style-name="Standard" style:list-style-name="L3">
      <style:text-properties style:font-name="Adwaita Sans" fo:font-style="normal" officeooo:rsid="007d8e5c" officeooo:paragraph-rsid="007d8e5c" style:font-style-asian="normal" style:font-style-complex="normal"/>
    </style:style>
    <style:style style:name="P94" style:family="paragraph" style:parent-style-name="Standard" style:list-style-name="L3">
      <style:text-properties style:font-name="Adwaita Sans" fo:font-style="normal" officeooo:rsid="007dec62" officeooo:paragraph-rsid="008077a9" style:font-style-asian="normal" style:font-style-complex="normal"/>
    </style:style>
    <style:style style:name="P95" style:family="paragraph" style:parent-style-name="Standard" style:list-style-name="L3">
      <style:text-properties style:font-name="Adwaita Sans" fo:font-style="normal" officeooo:rsid="008077a9" officeooo:paragraph-rsid="008077a9" style:font-style-asian="normal" style:font-style-complex="normal"/>
    </style:style>
    <style:style style:name="P96" style:family="paragraph" style:parent-style-name="Standard" style:list-style-name="L3">
      <style:text-properties style:font-name="Adwaita Sans" fo:font-style="normal" officeooo:rsid="00812318" officeooo:paragraph-rsid="00812318" style:font-style-asian="normal" style:font-style-complex="normal"/>
    </style:style>
    <style:style style:name="P97" style:family="paragraph" style:parent-style-name="Standard">
      <style:text-properties style:font-name="Adwaita Sans" fo:font-style="normal" officeooo:rsid="00812318" officeooo:paragraph-rsid="00812318" style:font-style-asian="normal" style:font-style-complex="normal"/>
    </style:style>
    <style:style style:name="P98" style:family="paragraph" style:parent-style-name="Standard" style:list-style-name="L3">
      <style:text-properties style:font-name="Adwaita Sans" fo:font-style="normal" officeooo:rsid="00819ed9" officeooo:paragraph-rsid="00819ed9" style:font-style-asian="normal" style:font-style-complex="normal"/>
    </style:style>
    <style:style style:name="P99" style:family="paragraph" style:parent-style-name="Standard" style:list-style-name="L3">
      <style:text-properties style:font-name="Adwaita Sans" fo:font-style="normal" officeooo:rsid="0082e5da" officeooo:paragraph-rsid="0082e5da" style:font-style-asian="normal" style:font-style-complex="normal"/>
    </style:style>
    <style:style style:name="P100" style:family="paragraph" style:parent-style-name="Standard" style:list-style-name="L3">
      <style:text-properties style:font-name="Adwaita Sans" fo:font-style="normal" officeooo:rsid="00842f70" officeooo:paragraph-rsid="00842f70" style:font-style-asian="normal" style:font-style-complex="normal"/>
    </style:style>
    <style:style style:name="P101" style:family="paragraph" style:parent-style-name="Standard" style:list-style-name="L3">
      <style:text-properties style:font-name="Adwaita Sans" fo:font-style="normal" officeooo:rsid="00847435" officeooo:paragraph-rsid="008664ea" style:font-style-asian="normal" style:font-style-complex="normal"/>
    </style:style>
    <style:style style:name="P102" style:family="paragraph" style:parent-style-name="Standard" style:list-style-name="L3">
      <style:text-properties style:font-name="Adwaita Sans" fo:font-style="normal" officeooo:rsid="008664ea" officeooo:paragraph-rsid="008664ea" style:font-style-asian="normal" style:font-style-complex="normal"/>
    </style:style>
    <style:style style:name="P103" style:family="paragraph" style:parent-style-name="Standard">
      <style:text-properties style:font-name="Adwaita Sans" fo:font-style="normal" officeooo:rsid="008664ea" officeooo:paragraph-rsid="008664ea" style:font-style-asian="normal" style:font-style-complex="normal"/>
    </style:style>
    <style:style style:name="P104" style:family="paragraph" style:parent-style-name="Standard" style:list-style-name="L3">
      <style:text-properties style:font-name="Adwaita Sans" fo:font-style="normal" officeooo:rsid="008842d7" officeooo:paragraph-rsid="008842d7" style:font-style-asian="normal" style:font-style-complex="normal"/>
    </style:style>
    <style:style style:name="P105" style:family="paragraph" style:parent-style-name="Standard" style:list-style-name="L3">
      <style:text-properties style:font-name="Adwaita Sans" fo:font-style="normal" officeooo:rsid="0089fe71" officeooo:paragraph-rsid="0089fe71" style:font-style-asian="normal" style:font-style-complex="normal"/>
    </style:style>
    <style:style style:name="P106" style:family="paragraph" style:parent-style-name="Standard" style:list-style-name="L3">
      <style:text-properties style:font-name="Adwaita Sans" officeooo:rsid="008dd155" officeooo:paragraph-rsid="008dd155"/>
    </style:style>
    <style:style style:name="P107" style:family="paragraph" style:parent-style-name="Standard" style:list-style-name="L3">
      <style:text-properties style:font-name="Adwaita Sans" officeooo:rsid="008c91a0" officeooo:paragraph-rsid="008c91a0"/>
    </style:style>
    <style:style style:name="P108" style:family="paragraph" style:parent-style-name="Standard" style:list-style-name="L3">
      <style:text-properties style:font-name="Adwaita Sans" fo:font-style="normal" officeooo:rsid="008fb3fb" officeooo:paragraph-rsid="008fb3fb" style:font-style-asian="normal" style:font-style-complex="normal"/>
    </style:style>
    <style:style style:name="P109" style:family="paragraph" style:parent-style-name="Standard" style:list-style-name="L3">
      <style:text-properties style:font-name="Adwaita Sans" fo:font-style="normal" officeooo:rsid="00902d78" officeooo:paragraph-rsid="00902d78" style:font-style-asian="normal" style:font-style-complex="normal"/>
    </style:style>
    <style:style style:name="P110" style:family="paragraph" style:parent-style-name="Standard" style:list-style-name="L3">
      <style:text-properties style:font-name="Adwaita Sans" fo:font-style="normal" officeooo:rsid="00922726" officeooo:paragraph-rsid="00922726" style:font-style-asian="normal" style:font-style-complex="normal"/>
    </style:style>
    <style:style style:name="P111" style:family="paragraph" style:parent-style-name="Standard" style:list-style-name="L3">
      <style:text-properties style:font-name="Adwaita Sans" fo:font-style="normal" officeooo:rsid="00933bd7" officeooo:paragraph-rsid="00933bd7" style:font-style-asian="normal" style:font-style-complex="normal"/>
    </style:style>
    <style:style style:name="P112" style:family="paragraph" style:parent-style-name="Standard">
      <style:text-properties style:font-name="Adwaita Sans" fo:font-style="normal" officeooo:rsid="00933bd7" officeooo:paragraph-rsid="00933bd7" style:font-style-asian="normal" style:font-style-complex="normal"/>
    </style:style>
    <style:style style:name="P113" style:family="paragraph" style:parent-style-name="Standard" style:list-style-name="L3">
      <style:text-properties style:font-name="Adwaita Sans" fo:font-style="normal" officeooo:rsid="0094e5c0" officeooo:paragraph-rsid="0094e5c0" style:font-style-asian="normal" style:font-style-complex="normal"/>
    </style:style>
    <style:style style:name="P114" style:family="paragraph" style:parent-style-name="Standard">
      <style:text-properties style:font-name="Adwaita Sans" fo:font-style="normal" officeooo:rsid="0094e5c0" officeooo:paragraph-rsid="0094e5c0" style:font-style-asian="normal" style:font-style-complex="normal"/>
    </style:style>
    <style:style style:name="P115" style:family="paragraph" style:parent-style-name="Standard" style:list-style-name="L3">
      <style:text-properties officeooo:rsid="0095dd40" officeooo:paragraph-rsid="0095dd40"/>
    </style:style>
    <style:style style:name="P116" style:family="paragraph" style:parent-style-name="Standard" style:list-style-name="L3">
      <style:text-properties style:font-name="Adwaita Sans" fo:font-style="normal" officeooo:rsid="0095dd40" officeooo:paragraph-rsid="0095dd40" style:font-style-asian="normal" style:font-style-complex="normal"/>
    </style:style>
    <style:style style:name="P117" style:family="paragraph" style:parent-style-name="Standard" style:list-style-name="L3">
      <style:text-properties style:font-name="Adwaita Sans" officeooo:rsid="0096b804" officeooo:paragraph-rsid="0096b804"/>
    </style:style>
    <style:style style:name="P118" style:family="paragraph" style:parent-style-name="Standard" style:list-style-name="L3">
      <style:text-properties style:font-name="Adwaita Sans" fo:font-style="normal" officeooo:rsid="00971185" officeooo:paragraph-rsid="00971185" style:font-style-asian="normal" style:font-style-complex="normal"/>
    </style:style>
    <style:style style:name="P119" style:family="paragraph" style:parent-style-name="Standard" style:list-style-name="L3">
      <style:text-properties style:font-name="Adwaita Sans" fo:font-style="normal" officeooo:rsid="00974a1b" officeooo:paragraph-rsid="00974a1b" style:font-style-asian="normal" style:font-style-complex="normal"/>
    </style:style>
    <style:style style:name="P120" style:family="paragraph" style:parent-style-name="Standard" style:list-style-name="L3">
      <style:text-properties style:font-name="Adwaita Sans" fo:font-style="normal" officeooo:rsid="00981f92" officeooo:paragraph-rsid="00981f92" style:font-style-asian="normal" style:font-style-complex="normal"/>
    </style:style>
    <style:style style:name="P121" style:family="paragraph" style:parent-style-name="Standard" style:list-style-name="L3">
      <style:text-properties style:font-name="Adwaita Sans" fo:font-style="normal" officeooo:rsid="0099e7ce" officeooo:paragraph-rsid="0099e7ce" style:font-style-asian="normal" style:font-style-complex="normal"/>
    </style:style>
    <style:style style:name="P122" style:family="paragraph" style:parent-style-name="Standard" style:list-style-name="L3">
      <style:text-properties style:font-name="Adwaita Sans" fo:font-style="normal" officeooo:rsid="009a92b1" officeooo:paragraph-rsid="009a92b1" style:font-style-asian="normal" style:font-style-complex="normal"/>
    </style:style>
    <style:style style:name="P123" style:family="paragraph" style:parent-style-name="Standard" style:list-style-name="L3">
      <style:text-properties style:font-name="Adwaita Sans" fo:font-style="normal" officeooo:rsid="009bbcca" officeooo:paragraph-rsid="009c8f39" style:font-style-asian="normal" style:font-style-complex="normal"/>
    </style:style>
    <style:style style:name="P124" style:family="paragraph" style:parent-style-name="Standard" style:list-style-name="L3">
      <style:text-properties style:font-name="Adwaita Sans" fo:font-style="normal" officeooo:rsid="009d7f1a" officeooo:paragraph-rsid="009d7f1a" style:font-style-asian="normal" style:font-style-complex="normal"/>
    </style:style>
    <style:style style:name="P125" style:family="paragraph" style:parent-style-name="Standard" style:list-style-name="L3">
      <style:text-properties style:font-name="Adwaita Sans" fo:font-style="normal" officeooo:rsid="00a016e3" officeooo:paragraph-rsid="00a016e3" style:font-style-asian="normal" style:font-style-complex="normal"/>
    </style:style>
    <style:style style:name="P126" style:family="paragraph" style:parent-style-name="Standard" style:list-style-name="L3">
      <style:text-properties style:font-name="Adwaita Sans" officeooo:rsid="00382fc5" officeooo:paragraph-rsid="0038cd7c"/>
    </style:style>
    <style:style style:name="P127" style:family="paragraph" style:parent-style-name="Standard" style:list-style-name="L3">
      <style:text-properties style:font-name="Adwaita Sans" officeooo:rsid="00a364b2" officeooo:paragraph-rsid="00a364b2"/>
    </style:style>
    <style:style style:name="P128" style:family="paragraph" style:parent-style-name="Standard" style:list-style-name="L3">
      <style:text-properties style:font-name="Adwaita Sans" officeooo:rsid="00a4314a" officeooo:paragraph-rsid="00a4314a"/>
    </style:style>
    <style:style style:name="P129" style:family="paragraph" style:parent-style-name="Standard" style:list-style-name="L3">
      <style:text-properties style:font-name="Adwaita Sans" officeooo:rsid="00a441ba" officeooo:paragraph-rsid="00a441ba"/>
    </style:style>
    <style:style style:name="P130" style:family="paragraph" style:parent-style-name="Standard" style:list-style-name="L3">
      <style:text-properties style:font-name="Adwaita Sans" officeooo:rsid="00a4d051" officeooo:paragraph-rsid="00a4d051"/>
    </style:style>
    <style:style style:name="P131" style:family="paragraph" style:parent-style-name="Standard" style:list-style-name="L3">
      <style:text-properties style:font-name="Adwaita Sans" officeooo:rsid="00a543ad" officeooo:paragraph-rsid="00a543ad"/>
    </style:style>
    <style:style style:name="P132" style:family="paragraph" style:parent-style-name="Standard" style:list-style-name="L3">
      <style:text-properties style:font-name="Adwaita Sans" officeooo:rsid="00a75e5a" officeooo:paragraph-rsid="00a75e5a"/>
    </style:style>
    <style:style style:name="P133" style:family="paragraph" style:parent-style-name="Standard" style:list-style-name="L3">
      <style:text-properties style:font-name="Adwaita Sans" officeooo:rsid="00a7aa5e" officeooo:paragraph-rsid="00a7aa5e"/>
    </style:style>
    <style:style style:name="P134" style:family="paragraph" style:parent-style-name="Standard" style:list-style-name="L3">
      <style:text-properties style:font-name="Adwaita Sans" officeooo:rsid="00a8ecb5" officeooo:paragraph-rsid="00a8ecb5"/>
    </style:style>
    <style:style style:name="P135" style:family="paragraph" style:parent-style-name="Standard" style:list-style-name="L3">
      <style:text-properties style:font-name="Adwaita Sans" officeooo:rsid="00ac4fd4" officeooo:paragraph-rsid="00ac4fd4"/>
    </style:style>
    <style:style style:name="P136" style:family="paragraph" style:parent-style-name="Standard" style:list-style-name="L3">
      <style:text-properties officeooo:paragraph-rsid="00acdfda"/>
    </style:style>
    <style:style style:name="P137" style:family="paragraph" style:parent-style-name="Standard" style:list-style-name="L3">
      <style:text-properties style:font-name="Adwaita Sans" fo:language="und" fo:country="none" officeooo:rsid="00ae4984" officeooo:paragraph-rsid="00ae4984"/>
    </style:style>
    <style:style style:name="P138" style:family="paragraph" style:parent-style-name="Standard" style:list-style-name="L3">
      <style:text-properties style:font-name="Adwaita Sans" fo:language="und" fo:country="none" officeooo:rsid="00aeac40" officeooo:paragraph-rsid="00aeac40"/>
    </style:style>
    <style:style style:name="P139" style:family="paragraph" style:parent-style-name="Standard" style:list-style-name="L3">
      <style:text-properties style:font-name="Adwaita Sans" fo:language="und" fo:country="none" officeooo:rsid="00b0f3a6" officeooo:paragraph-rsid="00b0f3a6"/>
    </style:style>
    <style:style style:name="P140" style:family="paragraph" style:parent-style-name="Standard">
      <style:text-properties style:font-name="Adwaita Sans" fo:language="und" fo:country="none" officeooo:rsid="00b0f3a6" officeooo:paragraph-rsid="00b0f3a6"/>
    </style:style>
    <style:style style:name="P141" style:family="paragraph" style:parent-style-name="Standard" style:list-style-name="L3">
      <style:text-properties style:font-name="Adwaita Sans" fo:language="und" fo:country="none" officeooo:rsid="00b44584" officeooo:paragraph-rsid="00b44584"/>
    </style:style>
    <style:style style:name="P142" style:family="paragraph" style:parent-style-name="Standard" style:list-style-name="L3">
      <style:text-properties style:font-name="Adwaita Sans" fo:language="und" fo:country="none" fo:font-style="italic" officeooo:rsid="00b57ff2" officeooo:paragraph-rsid="00b57ff2" style:font-style-asian="italic" style:font-style-complex="italic"/>
    </style:style>
    <style:style style:name="P143" style:family="paragraph" style:parent-style-name="Standard" style:list-style-name="L3">
      <style:text-properties style:font-name="Adwaita Sans" fo:language="und" fo:country="none" officeooo:rsid="00b65125" officeooo:paragraph-rsid="00b65125"/>
    </style:style>
    <style:style style:name="P144" style:family="paragraph" style:parent-style-name="Standard" style:list-style-name="L3">
      <style:text-properties style:font-name="Adwaita Sans" officeooo:rsid="003a5bb5" officeooo:paragraph-rsid="003a5bb5"/>
    </style:style>
    <style:style style:name="P145" style:family="paragraph" style:parent-style-name="Standard" style:list-style-name="L3">
      <style:text-properties style:font-name="Adwaita Sans" officeooo:rsid="00d7aada" officeooo:paragraph-rsid="00d7aada"/>
    </style:style>
    <style:style style:name="P146" style:family="paragraph" style:parent-style-name="Standard" style:list-style-name="L3">
      <style:text-properties style:font-name="Adwaita Sans" officeooo:rsid="00d98537" officeooo:paragraph-rsid="00d98537"/>
    </style:style>
    <style:style style:name="P147" style:family="paragraph" style:parent-style-name="Standard">
      <style:text-properties style:font-name="Adwaita Sans" officeooo:rsid="00d98537" officeooo:paragraph-rsid="00d98537"/>
    </style:style>
    <style:style style:name="P148" style:family="paragraph" style:parent-style-name="Standard" style:list-style-name="L3">
      <style:text-properties style:font-name="Adwaita Sans" officeooo:rsid="00dacece" officeooo:paragraph-rsid="00dacece"/>
    </style:style>
    <style:style style:name="P149" style:family="paragraph" style:parent-style-name="Standard" style:list-style-name="L3">
      <style:text-properties style:font-name="Adwaita Sans" officeooo:rsid="00dae679" officeooo:paragraph-rsid="00dae679"/>
    </style:style>
    <style:style style:name="P150" style:family="paragraph" style:parent-style-name="Standard" style:list-style-name="L3">
      <style:text-properties style:font-name="Adwaita Sans" officeooo:rsid="00dbe1aa" officeooo:paragraph-rsid="00dbe1aa"/>
    </style:style>
    <style:style style:name="P151" style:family="paragraph" style:parent-style-name="Standard" style:list-style-name="L3">
      <style:text-properties style:font-name="Adwaita Sans" officeooo:rsid="00df702c" officeooo:paragraph-rsid="00df702c"/>
    </style:style>
    <style:style style:name="P152" style:family="paragraph" style:parent-style-name="Standard" style:list-style-name="L3">
      <style:text-properties style:font-name="Adwaita Sans" fo:font-style="italic" officeooo:rsid="00df702c" officeooo:paragraph-rsid="00df702c" style:font-style-asian="italic" style:font-style-complex="italic"/>
    </style:style>
    <style:style style:name="P153" style:family="paragraph" style:parent-style-name="Standard" style:list-style-name="L3">
      <style:text-properties style:font-name="Adwaita Sans" fo:font-style="normal" officeooo:rsid="00df702c" officeooo:paragraph-rsid="00df702c" style:font-style-asian="normal" style:font-style-complex="normal"/>
    </style:style>
    <style:style style:name="P154" style:family="paragraph" style:parent-style-name="Standard" style:list-style-name="L3">
      <style:text-properties style:font-name="Adwaita Sans" fo:font-style="italic" officeooo:rsid="00e02ec4" officeooo:paragraph-rsid="00e02ec4" style:font-style-asian="italic" style:font-style-complex="italic"/>
    </style:style>
    <style:style style:name="P155" style:family="paragraph" style:parent-style-name="Standard" style:list-style-name="L3">
      <style:text-properties style:font-name="Adwaita Sans" fo:font-style="normal" officeooo:rsid="00e02ec4" officeooo:paragraph-rsid="00e02ec4" style:font-style-asian="normal" style:font-style-complex="normal"/>
    </style:style>
    <style:style style:name="P156" style:family="paragraph" style:parent-style-name="Standard" style:list-style-name="L3">
      <style:text-properties style:font-name="Adwaita Sans" officeooo:rsid="00e205af" officeooo:paragraph-rsid="00e205af"/>
    </style:style>
    <style:style style:name="P157" style:family="paragraph" style:parent-style-name="Standard" style:list-style-name="L3">
      <style:text-properties style:font-name="Adwaita Sans" officeooo:rsid="00e36c0e" officeooo:paragraph-rsid="00e36c0e"/>
    </style:style>
    <style:style style:name="P158" style:family="paragraph" style:parent-style-name="Standard" style:list-style-name="L3">
      <style:text-properties style:font-name="Adwaita Sans" officeooo:rsid="00e4ba8c" officeooo:paragraph-rsid="00e4ba8c"/>
    </style:style>
    <style:style style:name="P159" style:family="paragraph" style:parent-style-name="Standard" style:list-style-name="L3">
      <style:text-properties style:font-name="Adwaita Sans" fo:font-style="italic" officeooo:rsid="00e4ba8c" officeooo:paragraph-rsid="00e4ba8c" style:font-style-asian="italic" style:font-style-complex="italic"/>
    </style:style>
    <style:style style:name="P160" style:family="paragraph" style:parent-style-name="Standard" style:list-style-name="L3">
      <style:text-properties style:font-name="Adwaita Sans" fo:font-style="italic" officeooo:rsid="00e52839" officeooo:paragraph-rsid="00e52839" style:font-style-asian="italic" style:font-style-complex="italic"/>
    </style:style>
    <style:style style:name="P161" style:family="paragraph" style:parent-style-name="Standard" style:list-style-name="L3">
      <style:text-properties style:font-name="Adwaita Sans" fo:font-style="normal" officeooo:rsid="00e6cf29" officeooo:paragraph-rsid="00e6cf29" style:font-style-asian="normal" style:font-style-complex="normal"/>
    </style:style>
    <style:style style:name="P162" style:family="paragraph" style:parent-style-name="Standard" style:list-style-name="L3">
      <style:text-properties style:font-name="Adwaita Sans" officeooo:rsid="00dd7f9c" officeooo:paragraph-rsid="00dd7f9c"/>
    </style:style>
    <style:style style:name="P163" style:family="paragraph" style:parent-style-name="Standard" style:list-style-name="L3">
      <style:text-properties style:font-name="Adwaita Sans" officeooo:rsid="00ea3259" officeooo:paragraph-rsid="00ea3259"/>
    </style:style>
    <style:style style:name="P164" style:family="paragraph" style:parent-style-name="Standard">
      <style:text-properties style:font-name="Adwaita Sans" officeooo:rsid="00ea3259" officeooo:paragraph-rsid="00ea3259"/>
    </style:style>
    <style:style style:name="P165" style:family="paragraph" style:parent-style-name="Standard" style:list-style-name="L3">
      <style:text-properties style:font-name="Adwaita Sans" officeooo:rsid="00eabcc3" officeooo:paragraph-rsid="00eabcc3"/>
    </style:style>
    <style:style style:name="P166" style:family="paragraph" style:parent-style-name="Standard">
      <style:text-properties style:font-name="Adwaita Sans" officeooo:rsid="00eabcc3" officeooo:paragraph-rsid="00eabcc3"/>
    </style:style>
    <style:style style:name="P167" style:family="paragraph" style:parent-style-name="Standard" style:list-style-name="L3">
      <style:text-properties style:font-name="Adwaita Sans" officeooo:rsid="00eaeb85" officeooo:paragraph-rsid="00eaeb85"/>
    </style:style>
    <style:style style:name="P168" style:family="paragraph" style:parent-style-name="Standard" style:list-style-name="L3">
      <style:text-properties style:font-name="Adwaita Sans" fo:font-style="italic" officeooo:rsid="00eaeb85" officeooo:paragraph-rsid="00eaeb85" style:font-style-asian="italic" style:font-style-complex="italic"/>
    </style:style>
    <style:style style:name="P169" style:family="paragraph" style:parent-style-name="Standard" style:list-style-name="L3">
      <style:text-properties style:font-name="Adwaita Sans" officeooo:rsid="00eb0f2e" officeooo:paragraph-rsid="00eb0f2e"/>
    </style:style>
    <style:style style:name="P170" style:family="paragraph" style:parent-style-name="Standard" style:list-style-name="L3">
      <style:text-properties style:font-name="Adwaita Sans" officeooo:rsid="00eb7422" officeooo:paragraph-rsid="00eb7422"/>
    </style:style>
    <style:style style:name="P171" style:family="paragraph" style:parent-style-name="Standard" style:list-style-name="L3">
      <style:text-properties style:font-name="Adwaita Sans" fo:font-style="italic" officeooo:rsid="00eb7422" officeooo:paragraph-rsid="00eb7422" style:font-style-asian="italic" style:font-style-complex="italic"/>
    </style:style>
    <style:style style:name="P172" style:family="paragraph" style:parent-style-name="Standard" style:list-style-name="L3">
      <style:text-properties style:font-name="Adwaita Sans" fo:font-style="normal" officeooo:rsid="00ebcadb" officeooo:paragraph-rsid="00ebcadb" style:font-style-asian="normal" style:font-style-complex="normal"/>
    </style:style>
    <style:style style:name="P173" style:family="paragraph" style:parent-style-name="Standard" style:list-style-name="L3">
      <style:text-properties style:font-name="Adwaita Sans" fo:font-style="normal" officeooo:rsid="00eda912" officeooo:paragraph-rsid="00eda912" style:font-style-asian="normal" style:font-style-complex="normal"/>
    </style:style>
    <style:style style:name="P174" style:family="paragraph" style:parent-style-name="Standard">
      <style:text-properties style:font-name="Adwaita Sans" fo:font-style="normal" officeooo:rsid="00eda912" officeooo:paragraph-rsid="00eda912" style:font-style-asian="normal" style:font-style-complex="normal"/>
    </style:style>
    <style:style style:name="P175" style:family="paragraph" style:parent-style-name="Standard" style:list-style-name="L3">
      <style:text-properties style:font-name="Adwaita Sans" fo:font-style="normal" officeooo:rsid="00efa492" officeooo:paragraph-rsid="00efa492" style:font-style-asian="normal" style:font-style-complex="normal"/>
    </style:style>
    <style:style style:name="P176" style:family="paragraph" style:parent-style-name="Standard" style:list-style-name="L3">
      <style:text-properties style:font-name="Adwaita Sans" fo:font-style="normal" officeooo:rsid="00f22a0e" officeooo:paragraph-rsid="00f22a0e" style:font-style-asian="normal" style:font-style-complex="normal"/>
    </style:style>
    <style:style style:name="P177" style:family="paragraph" style:parent-style-name="Standard">
      <style:text-properties style:font-name="Adwaita Sans" fo:font-style="normal" officeooo:rsid="00f22a0e" officeooo:paragraph-rsid="00f22a0e" style:font-style-asian="normal" style:font-style-complex="normal"/>
    </style:style>
    <style:style style:name="P178" style:family="paragraph" style:parent-style-name="Standard" style:list-style-name="L3">
      <style:text-properties style:font-name="Adwaita Sans" fo:font-style="normal" officeooo:rsid="00f40ebb" officeooo:paragraph-rsid="00f40ebb" style:font-style-asian="normal" style:font-style-complex="normal"/>
    </style:style>
    <style:style style:name="P179" style:family="paragraph" style:parent-style-name="Standard">
      <style:text-properties style:font-name="Adwaita Sans" fo:font-style="normal" officeooo:rsid="00f40ebb" officeooo:paragraph-rsid="00f40ebb" style:font-style-asian="normal" style:font-style-complex="normal"/>
    </style:style>
    <style:style style:name="P180" style:family="paragraph" style:parent-style-name="Standard" style:list-style-name="L3">
      <style:text-properties style:font-name="Adwaita Sans" fo:font-style="normal" officeooo:rsid="00f60490" officeooo:paragraph-rsid="00f60490" style:font-style-asian="normal" style:font-style-complex="normal"/>
    </style:style>
    <style:style style:name="P181" style:family="paragraph" style:parent-style-name="Standard" style:list-style-name="L3">
      <style:text-properties style:font-name="Adwaita Sans" fo:font-style="normal" officeooo:rsid="00f7da73" officeooo:paragraph-rsid="00f7da73" style:font-style-asian="normal" style:font-style-complex="normal"/>
    </style:style>
    <style:style style:name="P182" style:family="paragraph" style:parent-style-name="Standard">
      <style:text-properties style:font-name="Adwaita Sans" fo:font-style="normal" officeooo:rsid="00f7da73" officeooo:paragraph-rsid="00f7da73" style:font-style-asian="normal" style:font-style-complex="normal"/>
    </style:style>
    <style:style style:name="P183" style:family="paragraph" style:parent-style-name="Standard" style:list-style-name="L3">
      <style:text-properties style:font-name="Adwaita Sans" fo:font-style="normal" officeooo:rsid="00f9aede" officeooo:paragraph-rsid="00f9aede" style:font-style-asian="normal" style:font-style-complex="normal"/>
    </style:style>
    <style:style style:name="P184" style:family="paragraph" style:parent-style-name="Standard" style:list-style-name="L3">
      <style:text-properties style:font-name="Adwaita Sans" fo:font-style="normal" officeooo:rsid="00fb98c6" officeooo:paragraph-rsid="00fb98c6" style:font-style-asian="normal" style:font-style-complex="normal"/>
    </style:style>
    <style:style style:name="P185" style:family="paragraph" style:parent-style-name="Standard">
      <style:text-properties style:font-name="Adwaita Sans" fo:font-style="normal" officeooo:rsid="00fb98c6" officeooo:paragraph-rsid="00fb98c6" style:font-style-asian="normal" style:font-style-complex="normal"/>
    </style:style>
    <style:style style:name="P186" style:family="paragraph" style:parent-style-name="Standard" style:list-style-name="L3">
      <style:text-properties style:font-name="Adwaita Sans" fo:font-style="normal" officeooo:rsid="00fc0f07" officeooo:paragraph-rsid="00fc0f07" style:font-style-asian="normal" style:font-style-complex="normal"/>
    </style:style>
    <style:style style:name="P187" style:family="paragraph" style:parent-style-name="Standard">
      <style:text-properties style:font-name="Adwaita Sans" fo:font-style="normal" officeooo:rsid="00fc0f07" officeooo:paragraph-rsid="00fc0f07" style:font-style-asian="normal" style:font-style-complex="normal"/>
    </style:style>
    <style:style style:name="P188" style:family="paragraph" style:parent-style-name="Standard" style:list-style-name="L3">
      <style:text-properties style:font-name="Adwaita Sans" fo:font-style="normal" officeooo:rsid="00fcc9f2" officeooo:paragraph-rsid="00fcc9f2" style:font-style-asian="normal" style:font-style-complex="normal"/>
    </style:style>
    <style:style style:name="P189" style:family="paragraph" style:parent-style-name="Standard" style:list-style-name="L3">
      <style:text-properties style:font-name="Adwaita Sans" fo:font-style="normal" officeooo:rsid="010155e5" officeooo:paragraph-rsid="010155e5" style:font-style-asian="normal" style:font-style-complex="normal"/>
    </style:style>
    <style:style style:name="P190" style:family="paragraph" style:parent-style-name="Standard" style:list-style-name="L3">
      <style:text-properties style:font-name="Adwaita Sans" fo:font-style="normal" style:text-underline-style="none" officeooo:rsid="01051cfb" officeooo:paragraph-rsid="01051cfb" style:font-style-asian="normal" style:font-style-complex="normal"/>
    </style:style>
    <style:style style:name="P191" style:family="paragraph" style:parent-style-name="Standard" style:list-style-name="L3">
      <style:text-properties style:font-name="Adwaita Sans" fo:font-style="normal" style:text-underline-style="none" officeooo:rsid="010640c8" officeooo:paragraph-rsid="010640c8" style:font-style-asian="normal" style:font-style-complex="normal"/>
    </style:style>
    <style:style style:name="P192" style:family="paragraph" style:parent-style-name="Standard" style:list-style-name="L3">
      <style:text-properties style:font-name="Adwaita Sans" officeooo:rsid="003bbbed" officeooo:paragraph-rsid="003bbbed"/>
    </style:style>
    <style:style style:name="P193" style:family="paragraph" style:parent-style-name="Standard" style:list-style-name="L3">
      <style:text-properties style:font-name="Adwaita Sans" officeooo:rsid="00c6da7a" officeooo:paragraph-rsid="00c6da7a"/>
    </style:style>
    <style:style style:name="P194" style:family="paragraph" style:parent-style-name="Standard" style:list-style-name="L3">
      <style:text-properties style:font-name="Adwaita Sans" officeooo:rsid="00c97cf9" officeooo:paragraph-rsid="00c97cf9"/>
    </style:style>
    <style:style style:name="P195" style:family="paragraph" style:parent-style-name="Standard" style:list-style-name="L3">
      <style:text-properties style:font-name="Adwaita Sans" officeooo:rsid="00ca8357" officeooo:paragraph-rsid="00ca8357"/>
    </style:style>
    <style:style style:name="P196" style:family="paragraph" style:parent-style-name="Standard" style:list-style-name="L3">
      <style:text-properties style:font-name="Adwaita Sans" officeooo:rsid="00cc360a" officeooo:paragraph-rsid="00ce7dfe"/>
    </style:style>
    <style:style style:name="P197" style:family="paragraph" style:parent-style-name="Standard" style:list-style-name="L3">
      <style:text-properties style:font-name="Adwaita Sans" officeooo:rsid="00ce7dfe" officeooo:paragraph-rsid="00d1f323"/>
    </style:style>
    <style:style style:name="P198" style:family="paragraph" style:parent-style-name="Standard" style:list-style-name="L3">
      <style:text-properties style:font-name="Adwaita Sans" officeooo:rsid="00d1f323" officeooo:paragraph-rsid="00d1f323"/>
    </style:style>
    <style:style style:name="P199" style:family="paragraph" style:parent-style-name="Standard" style:list-style-name="L3">
      <style:text-properties style:font-name="Adwaita Sans" officeooo:rsid="003d9e31" officeooo:paragraph-rsid="003d9e31"/>
    </style:style>
    <style:style style:name="P200" style:family="paragraph" style:parent-style-name="Standard" style:list-style-name="L3">
      <style:text-properties style:font-name="Adwaita Sans" officeooo:rsid="00b65125" officeooo:paragraph-rsid="00b65125"/>
    </style:style>
    <style:style style:name="P201" style:family="paragraph" style:parent-style-name="Standard" style:list-style-name="L3">
      <style:text-properties style:font-name="Adwaita Sans" officeooo:rsid="00b876e7" officeooo:paragraph-rsid="00b876e7"/>
    </style:style>
    <style:style style:name="P202" style:family="paragraph" style:parent-style-name="Standard" style:list-style-name="L3">
      <style:text-properties style:font-name="Adwaita Sans" officeooo:rsid="00ba5fa4" officeooo:paragraph-rsid="00ba5fa4"/>
    </style:style>
    <style:style style:name="P203" style:family="paragraph" style:parent-style-name="Standard">
      <style:text-properties style:font-name="Adwaita Sans" officeooo:rsid="00ba5fa4" officeooo:paragraph-rsid="00ba5fa4"/>
    </style:style>
    <style:style style:name="P204" style:family="paragraph" style:parent-style-name="Standard" style:list-style-name="L3">
      <style:text-properties style:font-name="Adwaita Sans" officeooo:rsid="00baa871" officeooo:paragraph-rsid="00baa871"/>
    </style:style>
    <style:style style:name="P205" style:family="paragraph" style:parent-style-name="Standard">
      <style:text-properties style:font-name="Adwaita Sans" officeooo:rsid="00baa871" officeooo:paragraph-rsid="00baa871"/>
    </style:style>
    <style:style style:name="P206" style:family="paragraph" style:parent-style-name="Standard" style:list-style-name="L3">
      <style:text-properties style:font-name="Adwaita Sans" officeooo:rsid="00bb9535" officeooo:paragraph-rsid="00bb9535"/>
    </style:style>
    <style:style style:name="P207" style:family="paragraph" style:parent-style-name="Standard" style:list-style-name="L3">
      <style:text-properties style:font-name="Adwaita Sans" officeooo:rsid="00bbfe42" officeooo:paragraph-rsid="00bbfe42"/>
    </style:style>
    <style:style style:name="P208" style:family="paragraph" style:parent-style-name="Standard">
      <style:text-properties style:font-name="Adwaita Sans" officeooo:rsid="00bbfe42" officeooo:paragraph-rsid="00bbfe42"/>
    </style:style>
    <style:style style:name="P209" style:family="paragraph" style:parent-style-name="Standard" style:list-style-name="L3">
      <style:text-properties style:font-name="Adwaita Sans" officeooo:rsid="00bd3bf7" officeooo:paragraph-rsid="00bd3bf7"/>
    </style:style>
    <style:style style:name="P210" style:family="paragraph" style:parent-style-name="Standard">
      <style:text-properties style:font-name="Adwaita Sans" officeooo:rsid="00be59b3" officeooo:paragraph-rsid="00bd3bf7"/>
    </style:style>
    <style:style style:name="P211" style:family="paragraph" style:parent-style-name="Standard" style:list-style-name="L3">
      <style:text-properties style:font-name="Adwaita Sans" officeooo:rsid="00b6fbf5" officeooo:paragraph-rsid="00b6fbf5"/>
    </style:style>
    <style:style style:name="P212" style:family="paragraph" style:parent-style-name="Standard" style:list-style-name="L3">
      <style:text-properties style:font-name="Adwaita Sans" officeooo:rsid="00be59b3" officeooo:paragraph-rsid="00be59b3"/>
    </style:style>
    <style:style style:name="P213" style:family="paragraph" style:parent-style-name="Standard" style:list-style-name="L3">
      <style:text-properties style:font-name="Adwaita Sans" officeooo:rsid="00c07d46" officeooo:paragraph-rsid="00c07d46"/>
    </style:style>
    <style:style style:name="P214" style:family="paragraph" style:parent-style-name="Standard" style:list-style-name="L3">
      <style:text-properties style:font-name="Adwaita Sans" officeooo:rsid="00c180de" officeooo:paragraph-rsid="00c180de"/>
    </style:style>
    <style:style style:name="P215" style:family="paragraph" style:parent-style-name="Standard" style:list-style-name="L3">
      <style:text-properties style:font-name="Adwaita Sans" officeooo:rsid="00bf55dc" officeooo:paragraph-rsid="00bf55dc"/>
    </style:style>
    <style:style style:name="P216" style:family="paragraph" style:parent-style-name="Standard" style:list-style-name="L3">
      <style:text-properties style:font-name="Adwaita Sans" officeooo:rsid="00c2e434" officeooo:paragraph-rsid="00c2e434"/>
    </style:style>
    <style:style style:name="P217" style:family="paragraph" style:parent-style-name="Standard">
      <style:text-properties style:font-name="Adwaita Sans" officeooo:rsid="00c2e434" officeooo:paragraph-rsid="00c2e434"/>
    </style:style>
    <style:style style:name="P218" style:family="paragraph" style:parent-style-name="Standard" style:list-style-name="L3">
      <style:text-properties style:font-name="Adwaita Sans" officeooo:rsid="00c52126" officeooo:paragraph-rsid="00c52126"/>
    </style:style>
    <style:style style:name="P219" style:family="paragraph" style:parent-style-name="Standard" style:list-style-name="L3">
      <style:text-properties style:font-name="Adwaita Sans" officeooo:rsid="00c65a83" officeooo:paragraph-rsid="00c65a83"/>
    </style:style>
    <style:style style:name="P220" style:family="paragraph" style:parent-style-name="Standard" style:list-style-name="L3">
      <style:text-properties style:font-name="Adwaita Sans" officeooo:rsid="0036af5d" officeooo:paragraph-rsid="003e1670"/>
    </style:style>
    <style:style style:name="P221" style:family="paragraph" style:parent-style-name="Standard" style:list-style-name="L3">
      <style:text-properties style:font-name="Adwaita Sans" officeooo:rsid="003e1670" officeooo:paragraph-rsid="003e1670"/>
    </style:style>
    <style:style style:name="P222" style:family="paragraph" style:parent-style-name="Standard" style:list-style-name="L3">
      <style:text-properties style:font-name="Adwaita Sans" officeooo:rsid="0106acdc" officeooo:paragraph-rsid="0106acdc"/>
    </style:style>
    <style:style style:name="P223" style:family="paragraph" style:parent-style-name="Standard">
      <style:text-properties style:font-name="Adwaita Sans" officeooo:rsid="0106acdc" officeooo:paragraph-rsid="0106acdc"/>
    </style:style>
    <style:style style:name="P224" style:family="paragraph" style:parent-style-name="Standard" style:list-style-name="L3">
      <style:text-properties style:font-name="Adwaita Sans" officeooo:rsid="0107f865" officeooo:paragraph-rsid="0107f865"/>
    </style:style>
    <style:style style:name="P225" style:family="paragraph" style:parent-style-name="Standard">
      <style:text-properties style:font-name="Adwaita Sans" officeooo:rsid="0107f865" officeooo:paragraph-rsid="0107f865"/>
    </style:style>
    <style:style style:name="P226" style:family="paragraph" style:parent-style-name="Standard" style:list-style-name="L3">
      <style:text-properties style:font-name="Adwaita Sans" officeooo:rsid="0109015e" officeooo:paragraph-rsid="0109015e"/>
    </style:style>
    <style:style style:name="P227" style:family="paragraph" style:parent-style-name="Standard">
      <style:text-properties style:font-name="Adwaita Sans" officeooo:rsid="0109015e" officeooo:paragraph-rsid="0109015e"/>
    </style:style>
    <style:style style:name="P228" style:family="paragraph" style:parent-style-name="Standard" style:list-style-name="L3">
      <style:text-properties style:font-name="Adwaita Sans" officeooo:rsid="010d2e3c" officeooo:paragraph-rsid="010d2e3c"/>
    </style:style>
    <style:style style:name="P229" style:family="paragraph" style:parent-style-name="Standard" style:list-style-name="L3">
      <style:text-properties style:font-name="Adwaita Sans" officeooo:rsid="0109ff6d" officeooo:paragraph-rsid="0109ff6d"/>
    </style:style>
    <style:style style:name="P230" style:family="paragraph" style:parent-style-name="Standard" style:list-style-name="L3">
      <style:text-properties style:font-name="Adwaita Sans" officeooo:rsid="010f0722" officeooo:paragraph-rsid="010f0722"/>
    </style:style>
    <style:style style:name="P231" style:family="paragraph" style:parent-style-name="Standard" style:list-style-name="L3">
      <style:text-properties style:font-name="Adwaita Sans" officeooo:rsid="0111cfba" officeooo:paragraph-rsid="0111cfba"/>
    </style:style>
    <style:style style:name="P232" style:family="paragraph" style:parent-style-name="Standard" style:list-style-name="L3">
      <style:text-properties style:font-name="Adwaita Sans" officeooo:rsid="0111d977" officeooo:paragraph-rsid="0111d977"/>
    </style:style>
    <style:style style:name="P233" style:family="paragraph" style:parent-style-name="Standard">
      <style:text-properties style:font-name="Adwaita Sans" officeooo:rsid="0111d977" officeooo:paragraph-rsid="0111d977"/>
    </style:style>
    <style:style style:name="P234" style:family="paragraph" style:parent-style-name="Standard" style:list-style-name="L3">
      <style:text-properties style:font-name="Adwaita Sans" officeooo:rsid="0112493d" officeooo:paragraph-rsid="0112493d"/>
    </style:style>
    <style:style style:name="P235" style:family="paragraph" style:parent-style-name="Standard" style:list-style-name="L3">
      <style:text-properties style:font-name="Adwaita Sans" officeooo:rsid="003e1670" officeooo:paragraph-rsid="00401f69"/>
    </style:style>
    <style:style style:name="P236" style:family="paragraph" style:parent-style-name="Standard" style:list-style-name="L3">
      <style:text-properties style:font-name="Adwaita Sans" officeooo:rsid="0113ebaf" officeooo:paragraph-rsid="0113ebaf"/>
    </style:style>
    <style:style style:name="P237" style:family="paragraph" style:parent-style-name="Standard" style:list-style-name="L3">
      <style:text-properties style:font-name="Adwaita Sans" officeooo:rsid="0114ac91" officeooo:paragraph-rsid="0114ac91"/>
    </style:style>
    <style:style style:name="P238" style:family="paragraph" style:parent-style-name="Standard" style:list-style-name="L3">
      <style:text-properties style:font-name="Adwaita Sans" officeooo:rsid="01151ffd" officeooo:paragraph-rsid="01151ffd"/>
    </style:style>
    <style:style style:name="P239" style:family="paragraph" style:parent-style-name="Standard" style:list-style-name="L3">
      <style:text-properties style:font-name="Adwaita Sans" officeooo:rsid="01175ff6" officeooo:paragraph-rsid="01175ff6"/>
    </style:style>
    <style:style style:name="P240" style:family="paragraph" style:parent-style-name="Standard" style:list-style-name="L3">
      <style:text-properties style:font-name="Adwaita Sans" officeooo:rsid="01178031" officeooo:paragraph-rsid="01178031"/>
    </style:style>
    <style:style style:name="P241" style:family="paragraph" style:parent-style-name="Standard" style:list-style-name="L3">
      <style:text-properties style:font-name="Adwaita Sans" officeooo:rsid="0118ba3b" officeooo:paragraph-rsid="0118ba3b"/>
    </style:style>
    <style:style style:name="P242" style:family="paragraph" style:parent-style-name="Standard" style:list-style-name="L3">
      <style:text-properties style:font-name="Adwaita Sans" officeooo:rsid="01195ee5" officeooo:paragraph-rsid="01195ee5"/>
    </style:style>
    <style:style style:name="P243" style:family="paragraph" style:parent-style-name="Standard" style:list-style-name="L3">
      <style:text-properties style:font-name="Adwaita Sans" officeooo:rsid="011a18a6" officeooo:paragraph-rsid="011a18a6"/>
    </style:style>
    <style:style style:name="P244" style:family="paragraph" style:parent-style-name="Standard" style:list-style-name="L3">
      <style:text-properties style:font-name="Adwaita Sans" officeooo:rsid="011b0f45" officeooo:paragraph-rsid="011b0f45"/>
    </style:style>
    <style:style style:name="P245" style:family="paragraph" style:parent-style-name="Standard" style:list-style-name="L3">
      <style:text-properties style:font-name="Adwaita Sans" officeooo:rsid="011c5913" officeooo:paragraph-rsid="011c5913"/>
    </style:style>
    <style:style style:name="P246" style:family="paragraph" style:parent-style-name="Standard" style:list-style-name="L3">
      <style:text-properties style:font-name="Adwaita Sans" officeooo:rsid="00401f69" officeooo:paragraph-rsid="00401f69"/>
    </style:style>
    <style:style style:name="P247" style:family="paragraph" style:parent-style-name="Standard" style:list-style-name="L3">
      <style:text-properties style:font-name="Adwaita Sans" officeooo:rsid="003714fb" officeooo:paragraph-rsid="003714fb"/>
    </style:style>
    <style:style style:name="P248" style:family="paragraph" style:parent-style-name="Standard" style:list-style-name="L3">
      <style:text-properties style:font-name="Adwaita Sans" officeooo:rsid="004150bf" officeooo:paragraph-rsid="004150bf"/>
    </style:style>
    <style:style style:name="P249" style:family="paragraph" style:parent-style-name="Standard">
      <style:text-properties style:font-name="Adwaita Sans" officeooo:rsid="0122ac04" officeooo:paragraph-rsid="0122ac04"/>
    </style:style>
    <style:style style:name="P250" style:family="paragraph" style:parent-style-name="Standard" style:list-style-name="L3">
      <style:text-properties style:font-name="Adwaita Sans" officeooo:rsid="0122ac04" officeooo:paragraph-rsid="0122ac04"/>
    </style:style>
    <style:style style:name="P251" style:family="paragraph" style:parent-style-name="Standard" style:list-style-name="L3">
      <style:text-properties style:font-name="Adwaita Sans" officeooo:rsid="0124e375" officeooo:paragraph-rsid="0124e375"/>
    </style:style>
    <style:style style:name="P252" style:family="paragraph" style:parent-style-name="Standard">
      <style:text-properties style:font-name="Adwaita Sans" officeooo:rsid="0124e375" officeooo:paragraph-rsid="0124e375"/>
    </style:style>
    <style:style style:name="P253" style:family="paragraph" style:parent-style-name="Standard" style:list-style-name="L3">
      <style:text-properties style:font-name="Adwaita Sans" officeooo:rsid="0125cbf8" officeooo:paragraph-rsid="0125cbf8"/>
    </style:style>
    <style:style style:name="P254" style:family="paragraph" style:parent-style-name="Standard">
      <style:text-properties style:font-name="Adwaita Sans" officeooo:rsid="0125cbf8" officeooo:paragraph-rsid="0125cbf8"/>
    </style:style>
    <style:style style:name="P255" style:family="paragraph" style:parent-style-name="Standard">
      <style:text-properties fo:color="#666666" loext:opacity="100%" style:font-name="Adwaita Sans" officeooo:rsid="01289e5d" officeooo:paragraph-rsid="01289e5d"/>
    </style:style>
    <style:style style:name="T1" style:family="text">
      <style:text-properties officeooo:rsid="0010b170"/>
    </style:style>
    <style:style style:name="T2" style:family="text">
      <style:text-properties officeooo:rsid="001335ee"/>
    </style:style>
    <style:style style:name="T3" style:family="text">
      <style:text-properties officeooo:rsid="0028c416"/>
    </style:style>
    <style:style style:name="T4" style:family="text">
      <style:text-properties officeooo:rsid="0027fd5d"/>
    </style:style>
    <style:style style:name="T5" style:family="text">
      <style:text-properties fo:font-weight="bold" officeooo:rsid="0027fd5d" style:font-weight-asian="bold" style:font-name-complex="Calibri1" style:font-weight-complex="bold"/>
    </style:style>
    <style:style style:name="T6" style:family="text">
      <style:text-properties style:text-position="super 58%" officeooo:rsid="0027fd5d" style:font-name-complex="Calibri1"/>
    </style:style>
    <style:style style:name="T7" style:family="text">
      <style:text-properties officeooo:rsid="0027fd5d" style:font-name-complex="Calibri1"/>
    </style:style>
    <style:style style:name="T8" style:family="text">
      <style:text-properties officeooo:rsid="002a7bff"/>
    </style:style>
    <style:style style:name="T9" style:family="text">
      <style:text-properties officeooo:rsid="002a9913"/>
    </style:style>
    <style:style style:name="T10" style:family="text">
      <style:text-properties officeooo:rsid="001d4475"/>
    </style:style>
    <style:style style:name="T11" style:family="text">
      <style:text-properties officeooo:rsid="001e9363"/>
    </style:style>
    <style:style style:name="T12" style:family="text">
      <style:text-properties officeooo:rsid="001f7e31"/>
    </style:style>
    <style:style style:name="T13" style:family="text">
      <style:text-properties style:font-name-complex="Calibri1"/>
    </style:style>
    <style:style style:name="T14" style:family="text">
      <style:text-properties style:font-name-complex="Calibri1" style:font-weight-complex="bold"/>
    </style:style>
    <style:style style:name="T15" style:family="text">
      <style:text-properties fo:font-style="italic" style:font-style-asian="italic" style:font-name-complex="Calibri1" style:font-style-complex="italic"/>
    </style:style>
    <style:style style:name="T16" style:family="text">
      <style:text-properties style:font-name="Calibri" style:font-name-complex="Calibri1"/>
    </style:style>
    <style:style style:name="T17" style:family="text">
      <style:text-properties fo:font-family="Arial" style:font-family-generic="swiss" style:font-pitch="variable" style:font-family-complex="Arial" style:font-family-generic-complex="system" style:font-pitch-complex="variable"/>
    </style:style>
    <style:style style:name="T18" style:family="text">
      <style:text-properties fo:font-weight="bold" style:font-weight-asian="bold" style:font-name-complex="Calibri1"/>
    </style:style>
    <style:style style:name="T19" style:family="text">
      <style:text-properties officeooo:rsid="0024491a" style:font-family-asian="Wingdings" style:font-family-generic-asian="system" style:font-pitch-asian="variable" style:font-family-complex="Wingdings" style:font-family-generic-complex="system" style:font-pitch-complex="variable"/>
    </style:style>
    <style:style style:name="T20" style:family="text">
      <style:text-properties style:font-name="Adwaita Sans"/>
    </style:style>
    <style:style style:name="T21" style:family="text">
      <style:text-properties officeooo:rsid="0036af5d"/>
    </style:style>
    <style:style style:name="T22" style:family="text">
      <style:text-properties officeooo:rsid="00463c96"/>
    </style:style>
    <style:style style:name="T23" style:family="text">
      <style:text-properties officeooo:rsid="0048a6b0"/>
    </style:style>
    <style:style style:name="T24" style:family="text">
      <style:text-properties officeooo:rsid="00558327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7af9a4" style:font-style-asian="normal" style:font-style-complex="normal"/>
    </style:style>
    <style:style style:name="T28" style:family="text">
      <style:text-properties officeooo:rsid="007d8e5c"/>
    </style:style>
    <style:style style:name="T29" style:family="text">
      <style:text-properties fo:font-style="italic" officeooo:rsid="005b8d2c" style:font-style-asian="italic" style:font-style-complex="italic"/>
    </style:style>
    <style:style style:name="T30" style:family="text">
      <style:text-properties officeooo:rsid="005ccd8d"/>
    </style:style>
    <style:style style:name="T31" style:family="text">
      <style:text-properties fo:font-style="italic" officeooo:rsid="005e39c6" style:font-style-asian="italic" style:font-style-complex="italic"/>
    </style:style>
    <style:style style:name="T32" style:family="text">
      <style:text-properties style:font-name="Adwaita Sans" fo:font-style="normal" officeooo:rsid="005e39c6" style:font-style-asian="normal" style:font-style-complex="normal"/>
    </style:style>
    <style:style style:name="T33" style:family="text">
      <style:text-properties style:font-name="Adwaita Sans" fo:font-style="italic" officeooo:rsid="005e39c6" style:font-style-asian="italic" style:font-style-complex="italic"/>
    </style:style>
    <style:style style:name="T34" style:family="text">
      <style:text-properties style:font-name="Adwaita Sans" fo:font-style="italic" officeooo:rsid="005f6614" style:font-style-asian="italic" style:font-style-complex="italic"/>
    </style:style>
    <style:style style:name="T35" style:family="text">
      <style:text-properties officeooo:rsid="0061f283"/>
    </style:style>
    <style:style style:name="T36" style:family="text">
      <style:text-properties officeooo:rsid="005e39c6"/>
    </style:style>
    <style:style style:name="T37" style:family="text">
      <style:text-properties officeooo:rsid="00728f43"/>
    </style:style>
    <style:style style:name="T38" style:family="text">
      <style:text-properties officeooo:rsid="0068d7cd"/>
    </style:style>
    <style:style style:name="T39" style:family="text">
      <style:text-properties fo:font-style="italic" officeooo:rsid="0068d7cd" style:font-style-asian="italic" style:font-style-complex="italic"/>
    </style:style>
    <style:style style:name="T40" style:family="text">
      <style:text-properties officeooo:rsid="006c3ec3"/>
    </style:style>
    <style:style style:name="T41" style:family="text">
      <style:text-properties style:font-name="Adwaita Sans" fo:font-style="normal" style:font-style-asian="normal" style:font-style-complex="normal"/>
    </style:style>
    <style:style style:name="T42" style:family="text">
      <style:text-properties officeooo:rsid="00723d08"/>
    </style:style>
    <style:style style:name="T43" style:family="text">
      <style:text-properties officeooo:rsid="0077397a"/>
    </style:style>
    <style:style style:name="T44" style:family="text">
      <style:text-properties fo:font-style="italic" officeooo:rsid="00728f43" style:font-style-asian="italic" style:font-style-complex="italic"/>
    </style:style>
    <style:style style:name="T45" style:family="text">
      <style:text-properties officeooo:rsid="007fbf49"/>
    </style:style>
    <style:style style:name="T46" style:family="text">
      <style:text-properties fo:font-style="italic" officeooo:rsid="007fbf49" style:font-style-asian="italic" style:font-style-complex="italic"/>
    </style:style>
    <style:style style:name="T47" style:family="text">
      <style:text-properties officeooo:rsid="008077a9"/>
    </style:style>
    <style:style style:name="T48" style:family="text">
      <style:text-properties officeooo:rsid="00825754"/>
    </style:style>
    <style:style style:name="T49" style:family="text">
      <style:text-properties officeooo:rsid="0085c285"/>
    </style:style>
    <style:style style:name="T50" style:family="text">
      <style:text-properties officeooo:rsid="008abf58"/>
    </style:style>
    <style:style style:name="T51" style:family="text">
      <style:text-properties fo:font-style="italic" officeooo:rsid="008e270e" style:font-style-asian="italic" style:font-style-complex="italic"/>
    </style:style>
    <style:style style:name="T52" style:family="text">
      <style:text-properties officeooo:rsid="00922726"/>
    </style:style>
    <style:style style:name="T53" style:family="text">
      <style:text-properties officeooo:rsid="00974a1b"/>
    </style:style>
    <style:style style:name="T54" style:family="text">
      <style:text-properties officeooo:rsid="009c8f39"/>
    </style:style>
    <style:style style:name="T55" style:family="text">
      <style:text-properties fo:font-style="italic" officeooo:rsid="009f6fb3" style:font-style-asian="italic" style:font-style-complex="italic"/>
    </style:style>
    <style:style style:name="T56" style:family="text">
      <style:text-properties officeooo:rsid="009f6fb3"/>
    </style:style>
    <style:style style:name="T57" style:family="text">
      <style:text-properties officeooo:rsid="00a70ec2"/>
    </style:style>
    <style:style style:name="T58" style:family="text">
      <style:text-properties officeooo:rsid="00a9bd3a"/>
    </style:style>
    <style:style style:name="T59" style:family="text">
      <style:text-properties style:font-name="Adwaita Sans" officeooo:rsid="00acdfda"/>
    </style:style>
    <style:style style:name="T60" style:family="text">
      <style:text-properties style:font-name="Adwaita Sans" fo:language="und" fo:country="none" officeooo:rsid="00acdfda"/>
    </style:style>
    <style:style style:name="T61" style:family="text">
      <style:text-properties officeooo:rsid="00b07bb5"/>
    </style:style>
    <style:style style:name="T62" style:family="text">
      <style:text-properties officeooo:rsid="00b2b393"/>
    </style:style>
    <style:style style:name="T63" style:family="text">
      <style:text-properties officeooo:rsid="00b31359"/>
    </style:style>
    <style:style style:name="T64" style:family="text">
      <style:text-properties officeooo:rsid="00b57ff2"/>
    </style:style>
    <style:style style:name="T65" style:family="text">
      <style:text-properties officeooo:rsid="00e36c0e"/>
    </style:style>
    <style:style style:name="T66" style:family="text">
      <style:text-properties officeooo:rsid="00e3c20f"/>
    </style:style>
    <style:style style:name="T67" style:family="text">
      <style:text-properties officeooo:rsid="00e71528"/>
    </style:style>
    <style:style style:name="T68" style:family="text">
      <style:text-properties officeooo:rsid="00e830d0"/>
    </style:style>
    <style:style style:name="T69" style:family="text">
      <style:text-properties officeooo:rsid="00f10b74"/>
    </style:style>
    <style:style style:name="T70" style:family="text">
      <style:text-properties style:text-underline-style="solid" style:text-underline-width="auto" style:text-underline-color="font-color"/>
    </style:style>
    <style:style style:name="T71" style:family="text">
      <style:text-properties officeooo:rsid="00fe7eef"/>
    </style:style>
    <style:style style:name="T72" style:family="text">
      <style:text-properties officeooo:rsid="00c82f26"/>
    </style:style>
    <style:style style:name="T73" style:family="text">
      <style:text-properties officeooo:rsid="00c899c8"/>
    </style:style>
    <style:style style:name="T74" style:family="text">
      <style:text-properties officeooo:rsid="00ca8357"/>
    </style:style>
    <style:style style:name="T75" style:family="text">
      <style:text-properties officeooo:rsid="00cd1ed8"/>
    </style:style>
    <style:style style:name="T76" style:family="text">
      <style:text-properties officeooo:rsid="00ce7dfe"/>
    </style:style>
    <style:style style:name="T77" style:family="text">
      <style:text-properties officeooo:rsid="00d4da15"/>
    </style:style>
    <style:style style:name="T78" style:family="text">
      <style:text-properties officeooo:rsid="00cff38b"/>
    </style:style>
    <style:style style:name="T79" style:family="text">
      <style:text-properties officeooo:rsid="00d01851"/>
    </style:style>
    <style:style style:name="T80" style:family="text">
      <style:text-properties officeooo:rsid="00d5e4ba"/>
    </style:style>
    <style:style style:name="T81" style:family="text">
      <style:text-properties officeooo:rsid="00b6fbf5"/>
    </style:style>
    <style:style style:name="T82" style:family="text">
      <style:text-properties officeooo:rsid="00baa871"/>
    </style:style>
    <style:style style:name="T83" style:family="text">
      <style:text-properties officeooo:rsid="0109015e"/>
    </style:style>
    <style:style style:name="T84" style:family="text">
      <style:text-properties officeooo:rsid="010bb20d"/>
    </style:style>
    <style:style style:name="T85" style:family="text">
      <style:text-properties officeooo:rsid="003e58ac"/>
    </style:style>
    <style:style style:name="T86" style:family="text">
      <style:text-properties officeooo:rsid="010feca1"/>
    </style:style>
    <style:style style:name="T87" style:family="text">
      <style:text-properties officeooo:rsid="01171cc0"/>
    </style:style>
    <style:style style:name="T88" style:family="text">
      <style:text-properties officeooo:rsid="011fe283"/>
    </style:style>
    <style:style style:name="T89" style:family="text">
      <style:text-properties officeooo:rsid="011e45d6"/>
    </style:style>
    <style:style style:name="T90" style:family="text">
      <style:text-properties officeooo:rsid="003e1670"/>
    </style:style>
    <style:style style:name="T91" style:family="text">
      <style:text-properties officeooo:rsid="012485f2"/>
    </style:style>
    <style:style style:name="T92" style:family="text">
      <style:text-properties officeooo:rsid="01289e5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LOVENŠČINA</text:p>
      <text:p text:style-name="P1"/>
      <text:p text:style-name="P2">JEZIKOVNE RAVNINE</text:p>
      <text:list text:style-name="L1">
        <text:list-item>
          <text:p text:style-name="P3">Glasoslovje<text:span text:style-name="T1"> (fonem)</text:span></text:p>
        </text:list-item>
        <text:list-item>
          <text:p text:style-name="P4">Besedoslovje<text:span text:style-name="T1"> (beseda)</text:span></text:p>
        </text:list-item>
        <text:list-item>
          <text:p text:style-name="P4">Oblikoslovje<text:span text:style-name="T1"> (beseda)</text:span></text:p>
        </text:list-item>
        <text:list-item>
          <text:p text:style-name="P4">Besedotvorje<text:span text:style-name="T1"> (beseda)</text:span></text:p>
        </text:list-item>
        <text:list-item>
          <text:p text:style-name="P5">Skladnja<text:span text:style-name="T1"> (beseda)</text:span></text:p>
        </text:list-item>
        <text:list-item>
          <text:p text:style-name="P6">Besediloslovje<text:span text:style-name="T1"> (besedilo)</text:span></text:p>
        </text:list-item>
      </text:list>
      <text:p text:style-name="P7"/>
      <text:p text:style-name="P8">BESEDOSLOVJE</text:p>
      <text:list text:style-name="L2">
        <text:list-item>
          <text:p text:style-name="P9">Beseda</text:p>
          <text:list>
            <text:list-item>
              <text:p text:style-name="P9">Je najmanjša samostojna pomenska enota jezika, s katero poimenujemo bitja, stvari, lastnosti, dogajanje, okoliščine<text:span text:style-name="T2">, pomenska razmerja ali svoj odnos do nečesa</text:span></text:p>
            </text:list-item>
            <text:list-item>
              <text:p text:style-name="P10">Ima natančno določeno vsebino in pomen</text:p>
            </text:list-item>
            <text:list-item>
              <text:p text:style-name="P11">Ima nespremenljivo tvarno (glasovno ali slušno oz. črkovno ali pisno) podobo</text:p>
              <text:p text:style-name="P11"/>
            </text:list-item>
            <text:list-item>
              <text:p text:style-name="P12">POLNOPOMENSKE</text:p>
              <text:list>
                <text:list-item>
                  <text:p text:style-name="P13">Poimenujejo prvino stvarnosti, zato si ob njih takoj predstavljamo, kaj poimenujo</text:p>
                  <text:p text:style-name="P13"/>
                </text:list-item>
              </text:list>
            </text:list-item>
            <text:list-item>
              <text:p text:style-name="P12">NEPOLNOPOMENSKE</text:p>
              <text:list>
                <text:list-item>
                  <text:p text:style-name="P13">Izražajo razmerej med prvinami stvarnosti ali odnos do njih. Da bi razumeli njihov konkretni pomen, moramo zaro vedno poznati tudi sobesedilo</text:p>
                </text:list-item>
              </text:list>
            </text:list-item>
          </text:list>
        </text:list-item>
      </text:list>
      <text:p text:style-name="P14"/>
      <text:list text:continue-numbering="true" text:style-name="L2">
        <text:list-item>
          <text:list>
            <text:list-item>
              <text:p text:style-name="P15">ENOPOMENKE</text:p>
              <text:list>
                <text:list-item>
                  <text:p text:style-name="P15">Največkrat strokovne beseda ali termini</text:p>
                  <text:p text:style-name="P15"/>
                </text:list-item>
              </text:list>
            </text:list-item>
            <text:list-item>
              <text:p text:style-name="P15">VEČPOMENKE</text:p>
              <text:list>
                <text:list-item>
                  <text:p text:style-name="P16">V slovarju označeni pomeni z zaporednimi številkami (1., 2., 3., ...)</text:p>
                </text:list-item>
              </text:list>
            </text:list-item>
          </text:list>
        </text:list-item>
      </text:list>
      <text:p text:style-name="P17"/>
      <text:list text:continue-numbering="true" text:style-name="L2">
        <text:list-item>
          <text:list>
            <text:list-item>
              <text:p text:style-name="P18">ENAKOIZRAZNICE<text:span text:style-name="T3"> (HOMONIMI)</text:span></text:p>
              <text:list>
                <text:list-item>
                  <text:p text:style-name="P18">Besede z isto izgovorjavo a drugačnim pomenom</text:p>
                </text:list-item>
                <text:list-item>
                  <text:p text:style-name="P19">V slovarju imajo nadpisno številko<text:span text:style-name="T4"> (npr.: </text:span><text:span text:style-name="T5">mláj</text:span><text:span text:style-name="T6">1</text:span><text:span text:style-name="T7"> -a m (á); </text:span><text:span text:style-name="T5">mláj</text:span><text:span text:style-name="T6">2</text:span><text:span text:style-name="T7"> -a m (á))</text:span></text:p>
                </text:list-item>
              </text:list>
            </text:list-item>
          </text:list>
        </text:list-item>
      </text:list>
      <text:p text:style-name="P17"/>
      <text:list text:continue-numbering="true" text:style-name="L2">
        <text:list-item>
          <text:list>
            <text:list-item>
              <text:p text:style-name="P20">ENAKOPISNICE (HOMOGRAFI)</text:p>
              <text:list>
                <text:list-item>
                  <text:p text:style-name="P20">Besede z istim zapisom a drugačnim pomen</text:p>
                </text:list-item>
                <text:list-item>
                  <text:p text:style-name="P20">V slovarju so označene enako kot enakoizraznice</text:p>
                </text:list-item>
              </text:list>
            </text:list-item>
          </text:list>
        </text:list-item>
      </text:list>
      <text:p text:style-name="P21"/>
      <text:list text:continue-numbering="true" text:style-name="L2">
        <text:list-item>
          <text:list>
            <text:list-item>
              <text:p text:style-name="P22">ENAKOZVOČNICE<text:span text:style-name="T8"> (HOMOFONI</text:span><text:span text:style-name="T9">)</text:span></text:p>
              <text:list>
                <text:list-item>
                  <text:p text:style-name="P23">Beseda z enako izgovorjavo a različnim zapisom</text:p>
                </text:list-item>
              </text:list>
            </text:list-item>
          </text:list>
        </text:list-item>
      </text:list>
      <text:p text:style-name="P17"/>
      <text:list text:continue-numbering="true" text:style-name="L2">
        <text:list-item>
          <text:p text:style-name="P24">Temeljni priročniki SJ</text:p>
          <text:list>
            <text:list-item>
              <text:p text:style-name="P25">Slovenska slovnica (SS)</text:p>
              <text:list>
                <text:list-item>
                  <text:p text:style-name="P25">Opisuje pravila za rabo besed, stavkov, povedi in besedil<text:span text:style-name="T10"> v </text:span><text:span text:style-name="T11">knjižnem jeziku</text:span></text:p>
                  <text:p text:style-name="P25"/>
                </text:list-item>
              </text:list>
            </text:list-item>
            <text:list-item>
              <text:p text:style-name="P26"><text:soft-page-break/>Slovenski pravopis (SP)</text:p>
              <text:list>
                <text:list-item>
                  <text:p text:style-name="P27">Pravopisna pravila</text:p>
                  <text:list>
                    <text:list-item>
                      <text:p text:style-name="P27">Pravila o zapisovanju besed, rabi velikih in mailh črk, rabi ločil, ipd.</text:p>
                      <text:p text:style-name="P27"/>
                    </text:list-item>
                  </text:list>
                </text:list-item>
                <text:list-item>
                  <text:p text:style-name="P27">Pravopisni slovar</text:p>
                  <text:list>
                    <text:list-item>
                      <text:p text:style-name="P28">Po abecednem vrstnem redu navedene besede v osnovni slovarski obliki in s posebnostmi pri pregibanju oz. rabi</text:p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list text:continue-numbering="true" text:style-name="L2">
        <text:list-item>
          <text:list>
            <text:list-item>
              <text:p text:style-name="P30">Slovar slovenskega knjižnega jezika<text:span text:style-name="T12"> (SSKJ)</text:span></text:p>
              <text:list>
                <text:list-item>
                  <text:p text:style-name="P31">Večina besed slovenskega jezika z razlago pomena (ali pomenov), zapisa in izgovorjave, besedno vrsto, pregibanja, ...</text:p>
                  <text:p text:style-name="P31"/>
                </text:list-item>
                <text:list-item>
                  <text:p text:style-name="P32">Slovarski sestavek:</text:p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3" loext:marker-style-name="T13"><text:span text:style-name="T14">kôza</text:span><text:span text:style-name="T13"> -e stil. -é ž (ó)<text:line-break/></text:span><text:span text:style-name="T14">1. </text:span><text:span text:style-name="T15">manjša domača žival s srpastimi rogovi:</text:span><text:span text:style-name="T13"> koza meketa; kozo molsti, pasti; čreda koz; skače kot koza / angorska koza </text:span><text:span text:style-name="T15">ki ima dolgo, mehko dlako</text:span><text:span text:style-name="T13">; domača koza; kašmirska koza </text:span><text:span text:style-name="T15">z dolgo, mehko dlako, po izvoru iz osrednje Azije</text:span><text:span text:style-name="T13"><text:line-break/></text:span><text:span text:style-name="T14">2. </text:span><text:span text:style-name="T13">slabš. </text:span><text:span text:style-name="T15">neumna, domišljava ženska:</text:span><text:span text:style-name="T13"> ona je prava, velika koza / kot psovka: koza neumna; koza kozasta<text:line-break/></text:span><text:span text:style-name="T14">3. </text:span><text:span text:style-name="T15">lesena priprava, navadno s štirimi nogami, na kateri se žaga, teše, oblikuje:</text:span><text:span text:style-name="T13"> desko položiti na kozo / tesarska koza; koza za žaganje drv<text:line-break/>// </text:span><text:span text:style-name="T15">tej podobna priprava, ki se rabi kot podstavek:</text:span><text:span text:style-name="T13"> risalna deska, postavljena na dveh kozah<text:line-break/></text:span><text:span text:style-name="T14">4. </text:span><text:span text:style-name="T13">nar. </text:span><text:span text:style-name="T15">okrogla lončena posoda, navadno s tremi nogami ali brez njih:</text:span><text:span text:style-name="T13"> okrog koze je bilo polno žerjavice<text:line-break/></text:span><text:span text:style-name="T14">5. </text:span><text:span text:style-name="T13">mn. </text:span><text:span text:style-name="T15">kužna bolezen z gnojnimi mehurčki na koži:</text:span><text:span text:style-name="T13"> preboleti koze; epidemija koz / ekspr. takrat so razsajale koze; pog. koze cepiti </text:span><text:span text:style-name="T15">proti kozam</text:span><text:span text:style-name="T13">; zastar. koze staviti </text:span><text:span text:style-name="T15">cepiti proti kozam</text:span><text:span text:style-name="T13"><text:line-break/></text:span><text:span text:style-name="T16">●</text:span><text:span text:style-name="T13"> ekspr. narediti tako, da bo volk sit in koza cela </text:span><text:span text:style-name="T15">da bo prav za obe strani</text:span><text:span text:style-name="T13"><text:line-break/></text:span><text:span text:style-name="T17">♦</text:span><text:span text:style-name="T13"> agr. koza </text:span><text:span text:style-name="T15">kozolec brez strehe za sušenje detelje in trave</text:span><text:span text:style-name="T13">; etn. kozo biti </text:span><text:span text:style-name="T15">otroška igra, pri kateri igralci mečejo v stoječ predmet kamne, da bi ga prevrnili</text:span><text:span text:style-name="T13">; grad. koza </text:span><text:span text:style-name="T15">lesena, kovinska priprava, na katero se položi deska, ploh</text:span><text:span text:style-name="T13">; mostna koza </text:span><text:span text:style-name="T15">podpornik, navadno pri lesenem mostu</text:span><text:span text:style-name="T13">; med. črne koze </text:span><text:span text:style-name="T15">kužna bolezen s krvavimi mehurčki na koži</text:span><text:span text:style-name="T13">; strojn. ležajna koza </text:span><text:span text:style-name="T15">kovinska priprava za držanje ležaja v določeni razdalji od tal</text:span><text:span text:style-name="T13">; šport. koza </text:span><text:span text:style-name="T15">telovadno orodje za preskoke</text:span><text:span text:style-name="T13">; vet. goveje, ovčje koze; zool. divja koza </text:span><text:span text:style-name="T15">gams</text:span></text:p>
          </table:table-cell>
          <table:table-cell table:style-name="Table1.A1" office:value-type="string">
            <text:p text:style-name="P34" loext:marker-style-name="T13"><text:span text:style-name="T13">– GLAVA in ZAGLAVJE</text:span></text:p>
            <text:p text:style-name="P34" loext:marker-style-name="T13"><text:span text:style-name="T13">POMENSKI DEL:</text:span></text:p>
            <text:p text:style-name="P34" loext:marker-style-name="T13"><text:span text:style-name="T13">– RAZLAGA POMENA (1., 2., 3., 4., 5. – </text:span><text:span text:style-name="T18">večpomenka</text:span><text:span text:style-name="T13">)</text:span></text:p>
            <text:p text:style-name="P34" loext:marker-style-name="T13"><text:span text:style-name="T13">– PRIMERI RABE</text:span></text:p>
            <text:p text:style-name="P34" loext:marker-style-name="T13"><text:span text:style-name="T13">– KVALIFIKATORJI </text:span><text:span text:style-name="T19">-&gt;</text:span><text:span text:style-name="T13"> vrste kvalifikatorjev: </text:span><text:span text:style-name="T18">slovnični</text:span><text:span text:style-name="T13">, pomenski, </text:span><text:span text:style-name="T18">terminološki</text:span><text:span text:style-name="T13">, stilno-zvrstni, </text:span><text:span text:style-name="T18">ekspresivni</text:span><text:span text:style-name="T13">, časovni, normativni</text:span></text:p>
            <text:p text:style-name="P35" loext:marker-style-name="T13"><text:a xlink:type="simple" xlink:href="https://fran.si/133/sskj2-slovar-slovenskega-knjiznega-jezika-2/datoteke/SSKJ2_Krajsave.pdf" text:style-name="Internet_20_link" text:visited-style-name="Visited_20_Internet_20_Link"><text:span text:style-name="Internet_20_link"><text:span text:style-name="T20">SSKJ2_Krajsave.pdf</text:span></text:span></text:a></text:p>
            <text:p text:style-name="P36" loext:marker-style-name="T13"/>
            <text:p text:style-name="P36" loext:marker-style-name="T13"/>
            <text:p text:style-name="P36" loext:marker-style-name="T13"/>
            <text:p text:style-name="P36" loext:marker-style-name="T13"/>
            <text:p text:style-name="P36" loext:marker-style-name="T13"/>
            <text:p text:style-name="P36" loext:marker-style-name="T13"/>
            <text:p text:style-name="P34" loext:marker-style-name="T13"><text:span text:style-name="T13">– FRAZEOLOŠKO GNEZDO</text:span></text:p>
            <text:p text:style-name="P34" loext:marker-style-name="T13"><text:span text:style-name="T13">– TERMINOLOŠKO GNEZDO</text:span></text:p>
          </table:table-cell>
        </table:table-row>
      </table:table>
      <text:p text:style-name="P37"/>
      <text:p text:style-name="P38">OBLIKOSLOVJE</text:p>
      <text:list text:style-name="L3">
        <text:list-item>
          <text:p text:style-name="P39">Najmanjša enota je beseda</text:p>
          <text:p text:style-name="P39"/>
        </text:list-item>
        <text:list-item>
          <text:p text:style-name="P40">Končnica - del besede, ki se spreminja pri pregibanju</text:p>
        </text:list-item>
        <text:list-item>
          <text:p text:style-name="P41">Osnova - del besede, ki se pri pregibanju ne spreminja</text:p>
          <text:p text:style-name="P41"/>
        </text:list-item>
        <text:list-item>
          <text:p text:style-name="P42"><text:soft-page-break/>Ukvarja se pretežno z besednimi vrstami<text:span text:style-name="T21">:</text:span></text:p>
          <text:list>
            <text:list-item>
              <text:p text:style-name="P43">Samostalnik</text:p>
              <text:list>
                <text:list-item>
                  <text:p text:style-name="P44">Pregibna besedna vrsta</text:p>
                </text:list-item>
                <text:list-item>
                  <text:p text:style-name="P44">Se stopnjuje</text:p>
                </text:list-item>
              </text:list>
            </text:list-item>
          </text:list>
        </text:list-item>
      </text:list>
      <text:p text:style-name="P45"/>
      <text:list text:continue-numbering="true" text:style-name="L3">
        <text:list-item>
          <text:list>
            <text:list-item>
              <text:list>
                <text:list-item>
                  <text:p text:style-name="P46">Poimenuje bitja, stvari, poj<text:span text:style-name="T22">me</text:span></text:p>
                </text:list-item>
                <text:list-item>
                  <text:p text:style-name="P47">Določamo jim oblikovne lastnosti<text:span text:style-name="T23">:</text:span></text:p>
                  <text:list>
                    <text:list-item>
                      <text:p text:style-name="P48">Spol</text:p>
                      <text:list>
                        <text:list-item>
                          <text:p text:style-name="P49">Moški</text:p>
                        </text:list-item>
                        <text:list-item>
                          <text:p text:style-name="P49">Ženski</text:p>
                        </text:list-item>
                        <text:list-item>
                          <text:p text:style-name="P49">Srednji</text:p>
                          <text:p text:style-name="P49"/>
                        </text:list-item>
                      </text:list>
                    </text:list-item>
                    <text:list-item>
                      <text:p text:style-name="P48">Število</text:p>
                      <text:list>
                        <text:list-item>
                          <text:p text:style-name="P50">Ednina</text:p>
                        </text:list-item>
                        <text:list-item>
                          <text:p text:style-name="P50">Dvojina</text:p>
                        </text:list-item>
                        <text:list-item>
                          <text:p text:style-name="P50">Množina</text:p>
                          <text:p text:style-name="P51"/>
                        </text:list-item>
                        <text:list-item>
                          <text:p text:style-name="P51">Edninski</text:p>
                          <text:list>
                            <text:list-item>
                              <text:p text:style-name="P51">Snovna imena; moka, voda, sneg, kis, ...</text:p>
                            </text:list-item>
                            <text:list-item>
                              <text:p text:style-name="P51">Skupna imena; drevje, živina, grmovje, srnjad, ...</text:p>
                            </text:list-item>
                            <text:list-item>
                              <text:p text:style-name="P52">Pojmovna imena; ljubezen, sreča, žalost, jeza, ..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3"/>
      <text:list xml:id="list185758469444228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4">Množinski</text:p>
                          <text:list>
                            <text:list-item>
                              <text:p text:style-name="P54">Hlače, vrata, očala, škarje, ...</text:p>
                              <text:p text:style-name="P54"/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8">Sklon</text:p>
                      <text:list>
                        <text:list-item>
                          <text:p text:style-name="P55">Imenovalnik (Kdo/Kaj)</text:p>
                        </text:list-item>
                        <text:list-item>
                          <text:p text:style-name="P56">Rodilnik (Koga/Česa)</text:p>
                        </text:list-item>
                        <text:list-item>
                          <text:p text:style-name="P57">Dajalnik (Komu/Čemu)</text:p>
                        </text:list-item>
                        <text:list-item>
                          <text:p text:style-name="P58">Tožilnik (Koga/Kaj)</text:p>
                        </text:list-item>
                        <text:list-item>
                          <text:p text:style-name="P59">Mestnik (<text:span text:style-name="T24">O k</text:span>om/<text:span text:style-name="T24">O č</text:span>em)</text:p>
                        </text:list-item>
                        <text:list-item>
                          <text:p text:style-name="P60">Orodnik (S kom/S čim)</text:p>
                          <text:p text:style-name="P60"/>
                        </text:list-item>
                      </text:list>
                    </text:list-item>
                    <text:list-item>
                      <text:p text:style-name="P48">Sklanjatev</text:p>
                      <text:list>
                        <text:list-item>
                          <text:p text:style-name="P61">Samostalniki moškega spola z končnico <text:span text:style-name="T25">"-a"</text:span><text:span text:style-name="T26">, moška sklanjatev ali 1. ženska sklanjatev</text:span><text:span text:style-name="T27"> (v enem besedilu se držimo ene sklanjatve)</text:span></text:p>
                          <text:p text:style-name="P62"/>
                        </text:list-item>
                        <text:list-item>
                          <text:p text:style-name="P63">Moška</text:p>
                          <text:list>
                            <text:list-item>
                              <text:p text:style-name="P64"><text:span text:style-name="T28">Sklanjatveni v</text:span>zorec<text:span text:style-name="T28">:</text:span> <text:span text:style-name="T25">kora</text:span><text:span text:style-name="T29">k</text:span></text:p>
                            </text:list-item>
                            <text:list-item>
                              <text:p text:style-name="P65">V rodilniku ednine konč<text:span text:style-name="T30">nica</text:span> <text:span text:style-name="T31">"-</text:span><text:span text:style-name="T25">a</text:span><text:span text:style-name="T31">"</text:span></text:p>
                            </text:list-item>
                            <text:list-item>
                              <text:p text:style-name="P66">Posebnosti:</text:p>
                              <text:list>
                                <text:list-item>
                                  <text:p text:style-name="P66">Končnice</text:p>
                                  <text:list>
                                    <text:list-item>
                                      <text:p text:style-name="P66">avto, avta</text:p>
                                    </text:list-item>
                                    <text:list-item>
                                      <text:p text:style-name="P66">finale, finala</text:p>
                                      <text:list>
                                        <text:list-item>
                                          <text:p text:style-name="P67"><text:span text:style-name="T32">V imenovalniku ednine končnica </text:span><text:span text:style-name="T33">"-o"</text:span><text:span text:style-name="T32">, namesto </text:span><text:span text:style-name="T34">"-</text:span><text:span text:style-name="T33">Ø</text:span><text:span text:style-name="T34">"</text:span></text:p>
                                        </text:list-item>
                                      </text:list>
                                      <text:p text:style-name="P68"/>
                                    </text:list-item>
                                    <text:list-item>
                                      <text:p text:style-name="P69">V tožilniku ednine imajo končnico <text:span text:style-name="T25">"-a"</text:span> samostalniki<text:span text:style-name="T35"> moškega spola</text:span>, ki izražajo živo</text:p>
                                      <text:p text:style-name="P69"/>
                                    </text:list-item>
                                    <text:list-item>
                                      <text:p text:style-name="P70">Preglas</text:p>
                                      <text:list>
                                        <text:list-item>
                                          <text:p text:style-name="P70"><text:soft-page-break/>Kadar se samostalniku osnova konča na <text:span text:style-name="T25">c, j, č, ž, š</text:span> se v končnici vsi <text:span text:style-name="T25">o</text:span> preglasijo v <text:span text:style-name="T25">e</text:span></text:p>
                                          <text:p text:style-name="P70"/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1">Mož, las, zob</text:p>
                                      <text:list>
                                        <text:list-item>
                                          <text:p text:style-name="P71">Te imajo v množini končnice</text:p>
                                          <text:list>
                                            <text:list-header>
                                              <text:p text:style-name="P72">-je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3"><text:tab/><text:tab/><text:tab/><text:tab/><text:tab/> <text:s text:c="5"/>-<text:span text:style-name="T36">Ø</text:span></text:p>
      <text:p text:style-name="P73"><text:tab/><text:tab/><text:tab/><text:tab/><text:tab/> <text:s text:c="5"/>-em</text:p>
      <text:p text:style-name="P73"><text:tab/><text:tab/><text:tab/><text:tab/><text:tab/> <text:s text:c="5"/>-e</text:p>
      <text:p text:style-name="P73"><text:tab/><text:tab/><text:tab/><text:tab/><text:tab/> <text:s text:c="5"/>-eh</text:p>
      <text:p text:style-name="P73"><text:tab/><text:tab/><text:tab/><text:tab/><text:tab/> <text:s text:c="5"/>-mi</text:p>
      <text:p text:style-name="P74"/>
      <text:list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5">Osnove</text:p>
                                  <text:list>
                                    <text:list-item>
                                      <text:p text:style-name="P76">Podaljšanje osnove z <text:span text:style-name="T25">-j, -t, -n</text:span></text:p>
                                      <text:list>
                                        <text:list-item>
                                          <text:p text:style-name="P77">Gozdarj, gozdarj<text:span text:style-name="T37">-</text:span>a</text:p>
                                        </text:list-item>
                                        <text:list-item>
                                          <text:p text:style-name="P77">Jure, juret<text:span text:style-name="T37">-</text:span>a</text:p>
                                        </text:list-item>
                                        <text:list-item>
                                          <text:p text:style-name="P77">Nagelj, nageljn<text:span text:style-name="T37">-</text:span>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9">Podaljšanje osnove<text:span text:style-name="T38"> z </text:span><text:span text:style-name="T39">-ov</text:span><text:span text:style-name="T38"> v množini in dvojini</text:span></text:p>
                                      <text:list>
                                        <text:list-item>
                                          <text:p text:style-name="P80">Sin, sinov<text:span text:style-name="T37">-</text:span><text:span text:style-name="T40">Ø</text:span></text:p>
                                        </text:list-item>
                                        <text:list-item>
                                          <text:p text:style-name="P80">Grad, gradov<text:span text:style-name="T37">-</text:span><text:span text:style-name="T40">Ø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list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2"><text:span text:style-name="T41">Izpad polglasnika iz osnove</text:span></text:p>
                                      <text:list>
                                        <text:list-item>
                                          <text:p text:style-name="P83">Če je polglasnik v zadnjem zlogu osnove izpade<text:span text:style-name="T42"> - neobstojni polglasnik</text:span></text:p>
                                        </text:list-item>
                                        <text:list-item>
                                          <text:p text:style-name="P84">Dedek-Ø, dedk-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5"/>
      <text:list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6">Nadomestna osnova</text:p>
                                      <text:list>
                                        <text:list-item>
                                          <text:p text:style-name="P86">Človek v množini postane ljudj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7"/>
      <text:list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8">Otroci</text:p>
                                      <text:list>
                                        <text:list-item>
                                          <text:p text:style-name="P89">mn.: <text:span text:style-name="T43">(I) </text:span>otroci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0"><text:tab/><text:tab/><text:tab/><text:tab/><text:tab/> <text:s text:c="8"/><text:span text:style-name="T43">(R) </text:span>otrok</text:p>
      <text:p text:style-name="P90"><text:tab/><text:tab/><text:tab/><text:tab/><text:tab/> <text:s text:c="8"/><text:span text:style-name="T43">(D) </text:span>otrokom</text:p>
      <text:p text:style-name="P90"><text:tab/><text:tab/><text:tab/><text:tab/><text:tab/> <text:s text:c="8"/><text:span text:style-name="T43">(T) </text:span>otroke</text:p>
      <text:p text:style-name="P90"><text:tab/><text:tab/><text:tab/><text:tab/><text:tab/> <text:s text:c="8"/><text:span text:style-name="T43">(M) </text:span>otrocih !</text:p>
      <text:p text:style-name="P90"><text:tab/><text:tab/><text:tab/><text:tab/><text:tab/> <text:s text:c="8"/><text:span text:style-name="T43">(O) </text:span>otroki ! </text:p>
      <text:p text:style-name="P90"/>
      <text:list text:continue-list="list185758469444228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3">1. ženska</text:p>
                          <text:list>
                            <text:list-item>
                              <text:p text:style-name="P91">Sklanjatveni vzorec: <text:span text:style-name="T25">miza</text:span></text:p>
                            </text:list-item>
                            <text:list-item>
                              <text:p text:style-name="P92">V rodilniku ednine končnica <text:span text:style-name="T25">"-e"</text:span></text:p>
                            </text:list-item>
                            <text:list-item>
                              <text:p text:style-name="P93">Posebnosti:</text:p>
                              <text:list>
                                <text:list-item>
                                  <text:p text:style-name="P93">Končnice</text:p>
                                  <text:list>
                                    <text:list-item>
                                      <text:p text:style-name="P94">Končnica<text:span text:style-name="T25"> </text:span><text:span text:style-name="T44">Ø</text:span><text:span text:style-name="T45"> namesto </text:span><text:span text:style-name="T46">a</text:span><text:span text:style-name="T45"> v imenovalniku ednine in tožilniku ednin</text:span><text:span text:style-name="T47">e</text:span></text:p>
                                      <text:list>
                                        <text:list-item>
                                          <text:p text:style-name="P95">Lestev</text:p>
                                          <text:p text:style-name="P95"/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5">Končnica <text:span text:style-name="T25">-ijo</text:span> v orodniku ednine</text:p>
                                      <text:list>
                                        <text:list-item>
                                          <text:p text:style-name="P96">Lestvij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8"><text:soft-page-break/>Gospa (DZ/24<text:span text:style-name="T48">)</text:span></text:p>
                                      <text:p text:style-name="P98"/>
                                    </text:list-item>
                                  </text:list>
                                </text:list-item>
                                <text:list-item>
                                  <text:p text:style-name="P99">Osnove</text:p>
                                  <text:list>
                                    <text:list-item>
                                      <text:p text:style-name="P100">Izpad polglasnika iz osnove</text:p>
                                      <text:list>
                                        <text:list-item>
                                          <text:p text:style-name="P101">Lestev<text:span text:style-name="T49">-Ø</text:span>, lestv<text:span text:style-name="T49">-</text:span>e</text:p>
                                          <text:p text:style-name="P101"/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2">Podaljšanje osnove z <text:span text:style-name="T25">-er</text:span></text:p>
                                      <text:list>
                                        <text:list-item>
                                          <text:p text:style-name="P102">Matere</text:p>
                                        </text:list-item>
                                        <text:list-item>
                                          <text:p text:style-name="P102">Hčer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4">Vrivanje polglasnika ali <text:span text:style-name="T25">i</text:span> v osnovo v rodilniku množine in rodilniku dvojine</text:p>
                                      <text:list>
                                        <text:list-item>
                                          <text:p text:style-name="P105"><text:span text:style-name="T50">L</text:span>adja; ladij</text:p>
                                        </text:list-item>
                                        <text:list-item>
                                          <text:p text:style-name="P105"><text:span text:style-name="T50">T</text:span>ekma; tekem</text:p>
                                          <text:p text:style-name="P105"/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3">2. ženska</text:p>
                          <text:list>
                            <text:list-item>
                              <text:p text:style-name="P106">Sklanjatveni vzorec: <text:span text:style-name="T25">per</text:span><text:span text:style-name="T51">ut</text:span></text:p>
                            </text:list-item>
                            <text:list-item>
                              <text:p text:style-name="P107">V rodilniku ednine končnica <text:span text:style-name="T25">i</text:span></text:p>
                            </text:list-item>
                            <text:list-item>
                              <text:p text:style-name="P108">Posebnosti:</text:p>
                              <text:list>
                                <text:list-item>
                                  <text:p text:style-name="P108">Končnice</text:p>
                                  <text:list>
                                    <text:list-item>
                                      <text:p text:style-name="P109">Del samostalnikov 2. ž. sk. imajo v dv. in mn. drugačne končnice (enozložni samostalniki<text:span text:style-name="T52"> (ne vsi)</text:span>)<text:span text:style-name="T52">:</text:span></text:p>
                                      <text:list>
                                        <text:list-item>
                                          <text:p text:style-name="P110">Dodamo <text:span text:style-name="T25">e</text:span> v končnico</text:p>
                                          <text:p text:style-name="P110"/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1">Dodajanje <text:span text:style-name="T25">i</text:span> v končnico če se samostalnik konča na m/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2"/>
      <text:list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3">Osnove</text:p>
                                  <text:list>
                                    <text:list-item>
                                      <text:p text:style-name="P113">Izpad polglasnika od rod. ed. naprej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list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5"><text:span text:style-name="T41">Nadomestna osnova - kri - rod. dv. in mn.</text:span></text:p>
                                      <text:p text:style-name="P116"/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3">Srednja</text:p>
                          <text:list>
                            <text:list-item>
                              <text:p text:style-name="P117">Sklanjatveni vzorec: <text:span text:style-name="T25">mesto</text:span></text:p>
                            </text:list-item>
                            <text:list-item>
                              <text:p text:style-name="P118">Posebnosti<text:span text:style-name="T53">:</text:span></text:p>
                              <text:list>
                                <text:list-item>
                                  <text:p text:style-name="P119">Končnice</text:p>
                                  <text:list>
                                    <text:list-item>
                                      <text:p text:style-name="P120">Preglas (<text:span text:style-name="T25">-c, -j, -č, -ž, -š</text:span>)</text:p>
                                      <text:list>
                                        <text:list-item>
                                          <text:p text:style-name="P121">o =&gt; e</text:p>
                                          <text:p text:style-name="P121"/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22">Osnove</text:p>
                                  <text:list>
                                    <text:list-item>
                                      <text:p text:style-name="P123">Daljšanje osnove s <text:span text:style-name="T25">t, s, n</text:span> v imenovalniku ednine<text:span text:style-name="T54"> končnica </text:span><text:span text:style-name="T49">Ø</text:span></text:p>
                                      <text:p text:style-name="P123"/>
                                    </text:list-item>
                                    <text:list-item>
                                      <text:p text:style-name="P124">Vrivanje <text:span text:style-name="T25">i</text:span> ali polglasnika v osnovo<text:span text:style-name="T55"> </text:span><text:span text:style-name="T56">v rodilniku dv. in mn.</text:span></text:p>
                                      <text:list>
                                        <text:list-item>
                                          <text:p text:style-name="P125">Pismo, pisem</text:p>
                                        </text:list-item>
                                        <text:list-item>
                                          <text:p text:style-name="P125">Poslopje, poslopij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text:continue-numbering="true" text:style-name="L3">
        <text:list-item>
          <text:list>
            <text:list-item>
              <text:p text:style-name="P43">Pridevnik</text:p>
              <text:list>
                <text:list-item>
                  <text:p text:style-name="P126">Pregibna besedna vrsta</text:p>
                </text:list-item>
                <text:list-item>
                  <text:p text:style-name="P126">Se stopnjuje</text:p>
                </text:list-item>
                <text:list-item>
                  <text:p text:style-name="P127">Poimenuje lastnosti, vrsto, svojino</text:p>
                </text:list-item>
                <text:list-item>
                  <text:p text:style-name="P128"><text:soft-page-break/>Vedno opisuje samostalnik</text:p>
                </text:list-item>
                <text:list-item>
                  <text:p text:style-name="P129">Pravimo da se ujema z samostalnikom v skolu, spolu in številu</text:p>
                </text:list-item>
                <text:list-item>
                  <text:p text:style-name="P130">Sklanjanje po pridevniški sklanjatvi</text:p>
                  <text:p text:style-name="P130"/>
                </text:list-item>
                <text:list-item>
                  <text:p text:style-name="P131">Stopnjevanje pridevnikov (samo lastnost<text:span text:style-name="T57">n</text:span>i)</text:p>
                  <text:list>
                    <text:list-item>
                      <text:p text:style-name="P132">Osnovnik</text:p>
                    </text:list-item>
                    <text:list-item>
                      <text:p text:style-name="P132">Primernik</text:p>
                    </text:list-item>
                    <text:list-item>
                      <text:p text:style-name="P132">Presežnik</text:p>
                      <text:p text:style-name="P132"/>
                    </text:list-item>
                  </text:list>
                </text:list-item>
                <text:list-item>
                  <text:p text:style-name="P133">Stopnjevanje s prislovi</text:p>
                  <text:list>
                    <text:list-item>
                      <text:p text:style-name="P134">Pridevnik iz glagolov = deležnik<text:span text:style-name="T58">, praviloma končnica -t/-n</text:span></text:p>
                    </text:list-item>
                    <text:list-item>
                      <text:p text:style-name="P135">Pridevnik za barve in oblike</text:p>
                    </text:list-item>
                    <text:list-item>
                      <text:p text:style-name="P136"><text:span text:style-name="T59">Skupina pridevnikov -ast/-av/-</text:span><text:span text:style-name="T60">ən</text:span></text:p>
                      <text:list>
                        <text:list-item>
                          <text:p text:style-name="P137">muhast</text:p>
                          <text:p text:style-name="P137"/>
                        </text:list-item>
                      </text:list>
                    </text:list-item>
                  </text:list>
                </text:list-item>
                <text:list-item>
                  <text:p text:style-name="P138">Pri lastnostnih pridevnikih ima nedoločno<text:span text:style-name="T61"> (lep)</text:span> in določno<text:span text:style-name="T61"> (lepi)</text:span> obliko</text:p>
                  <text:list>
                    <text:list-item>
                      <text:p text:style-name="P139">Ko dodamo nedoločnemu lastnostnemu pridevniku -i postane vrstni pridevnik<text:span text:style-name="T62"> (d</text:span><text:span text:style-name="T63">o</text:span><text:span text:style-name="T62">ločni lastnosti pridevnik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"/>
      <text:list text:continue-numbering="true" text:style-name="L3">
        <text:list-item>
          <text:list>
            <text:list-item>
              <text:list>
                <text:list-item>
                  <text:p text:style-name="P141">Pridevnik prevzame vlogo samostalnika - posamostaljeni pridevnik<text:span text:style-name="T64">i</text:span></text:p>
                  <text:list>
                    <text:list-item>
                      <text:p text:style-name="P142">Dežurni naj gre po malico</text:p>
                    </text:list-item>
                    <text:list-item>
                      <text:p text:style-name="P143">Pomensko je samostalnik oblikovno je pridevnik</text:p>
                    </text:list-item>
                  </text:list>
                  <text:p text:style-name="P126"/>
                </text:list-item>
              </text:list>
            </text:list-item>
            <text:list-item>
              <text:p text:style-name="P43">Glagol</text:p>
              <text:list>
                <text:list-item>
                  <text:p text:style-name="P144">Pregibna besedna vrsta</text:p>
                </text:list-item>
                <text:list-item>
                  <text:p text:style-name="P144">Se sprega</text:p>
                </text:list-item>
                <text:list-item>
                  <text:p text:style-name="P145">Poimenuje dejanje, dogajanje, stanje, spreminjanje</text:p>
                </text:list-item>
                <text:list-item>
                  <text:p text:style-name="P146">V slovarju zapisan v nedoločniku (-ti/-či)</text:p>
                </text:list-item>
              </text:list>
            </text:list-item>
          </text:list>
        </text:list-item>
      </text:list>
      <text:p text:style-name="P147"/>
      <text:list text:continue-numbering="true" text:style-name="L3">
        <text:list-item>
          <text:list>
            <text:list-item>
              <text:list>
                <text:list-item>
                  <text:p text:style-name="P148">Osebna glagolska oblika</text:p>
                  <text:list>
                    <text:list-item>
                      <text:p text:style-name="P149">Izražajo 6 slovničnih / oblikovnih lastnosti</text:p>
                      <text:list>
                        <text:list-item>
                          <text:p text:style-name="P150">Oseba</text:p>
                        </text:list-item>
                        <text:list-item>
                          <text:p text:style-name="P150">Število</text:p>
                        </text:list-item>
                        <text:list-item>
                          <text:p text:style-name="P150">Glagolski čas</text:p>
                          <text:list>
                            <text:list-item>
                              <text:p text:style-name="P151">Sedanjik</text:p>
                              <text:list>
                                <text:list-item>
                                  <text:p text:style-name="P151">Nesestavljena gl. oblika</text:p>
                                </text:list-item>
                                <text:list-item>
                                  <text:p text:style-name="P152">delam</text:p>
                                  <text:p text:style-name="P151"/>
                                </text:list-item>
                              </text:list>
                            </text:list-item>
                            <text:list-item>
                              <text:p text:style-name="P151">Preteklik</text:p>
                              <text:list>
                                <text:list-item>
                                  <text:p text:style-name="P151">Sestavljena gl. oblika</text:p>
                                </text:list-item>
                                <text:list-item>
                                  <text:p text:style-name="P152">sem delal</text:p>
                                  <text:p text:style-name="P153"/>
                                </text:list-item>
                              </text:list>
                            </text:list-item>
                            <text:list-item>
                              <text:p text:style-name="P151">Prihodnjik</text:p>
                              <text:list>
                                <text:list-item>
                                  <text:p text:style-name="P151">Sestavljena gl. oblika</text:p>
                                </text:list-item>
                                <text:list-item>
                                  <text:p text:style-name="P154">bom delal</text:p>
                                  <text:p text:style-name="P155"/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50">Glagolski naklon</text:p>
                          <text:list>
                            <text:list-item>
                              <text:p text:style-name="P156">Povedni<text:span text:style-name="T65"> ~ delam, sem delal, bom delal</text:span></text:p>
                              <text:p text:style-name="P156"/>
                            </text:list-item>
                            <text:list-item>
                              <text:p text:style-name="P156">Velelni<text:span text:style-name="T65"> ~ delaj; delajva, delajta; delajmo, delajte</text:span></text:p>
                              <text:list>
                                <text:list-item>
                                  <text:p text:style-name="P157"><text:soft-page-break/>Možen samo v sedanjiku</text:p>
                                </text:list-item>
                                <text:list-item>
                                  <text:p text:style-name="P157">Vedno nagovarja</text:p>
                                  <text:p text:style-name="P157"/>
                                </text:list-item>
                              </text:list>
                            </text:list-item>
                            <text:list-item>
                              <text:p text:style-name="P156">Pogojni<text:span text:style-name="T65"> ~ </text:span><text:span text:style-name="T66">pomožni glagol biti (bi)</text:span><text:span text:style-name="T65"> + opisni deležnik na -l; bi delal</text:span></text:p>
                              <text:p text:style-name="P156"/>
                            </text:list-item>
                          </text:list>
                        </text:list-item>
                        <text:list-item>
                          <text:p text:style-name="P150">Glagolski <text:span text:style-name="T67">način</text:span></text:p>
                          <text:list>
                            <text:list-item>
                              <text:p text:style-name="P158">Tvornik</text:p>
                              <text:list>
                                <text:list-item>
                                  <text:p text:style-name="P159">Peter je organiziral zabavo v parku</text:p>
                                </text:list-item>
                                <text:list-item>
                                  <text:p text:style-name="P158">Vršilec dejanja izpostavljen</text:p>
                                  <text:p text:style-name="P158"/>
                                </text:list-item>
                              </text:list>
                            </text:list-item>
                            <text:list-item>
                              <text:p text:style-name="P158">Trpnik</text:p>
                              <text:list>
                                <text:list-item>
                                  <text:p text:style-name="P160">Zabava je bila organizirana v parku</text:p>
                                </text:list-item>
                                <text:list-item>
                                  <text:p text:style-name="P161">Vršilec dejanja ni izpostavljen</text:p>
                                  <text:p text:style-name="P161"/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62">Glagolski <text:span text:style-name="T68">vid</text:span></text:p>
                          <text:list>
                            <text:list-item>
                              <text:p text:style-name="P163">Dovršnik - omejeno trajanje / enkratno -&gt; politi</text:p>
                            </text:list-item>
                            <text:list-item>
                              <text:p text:style-name="P163">Nedovršnik - neomejeno trajanje / dlje časa -&gt; polivati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65">nedovršnik v dovršnik -&gt; s predpono</text:p>
                            </text:list-item>
                            <text:list-item>
                              <text:p text:style-name="P165">dovršnik v nedovršnik -&gt; s pripon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list text:continue-numbering="true" text:style-name="L3">
        <text:list-item>
          <text:list>
            <text:list-item>
              <text:list>
                <text:list-item>
                  <text:p text:style-name="P167">Neosebna glagolska oblika</text:p>
                  <text:list>
                    <text:list-item>
                      <text:p text:style-name="P167">Nedoločnik (-ti/-či)</text:p>
                      <text:list>
                        <text:list-item>
                          <text:p text:style-name="P168">delati / reči</text:p>
                        </text:list-item>
                        <text:list-item>
                          <text:p text:style-name="P169">V stavku ga uporabljamo ob modalnih / naklonskih glagloih</text:p>
                          <text:p text:style-name="P169"/>
                        </text:list-item>
                      </text:list>
                    </text:list-item>
                    <text:list-item>
                      <text:p text:style-name="P170">Namenilnik (-t/-č)</text:p>
                      <text:list>
                        <text:list-item>
                          <text:p text:style-name="P170">Ob glagolih premikanja</text:p>
                        </text:list-item>
                        <text:list-item>
                          <text:p text:style-name="P171">Grem delat / grem teč</text:p>
                          <text:p text:style-name="P171"/>
                        </text:list-item>
                      </text:list>
                    </text:list-item>
                    <text:list-item>
                      <text:p text:style-name="P172">Opisni deležnik na -l, -n, -t</text:p>
                      <text:list>
                        <text:list-item>
                          <text:p text:style-name="P173">Za tvorjenje osebnih glagolskih oblik</text:p>
                        </text:list-item>
                        <text:list-item>
                          <text:p text:style-name="P173">-l: prihodnjik, preteklik, pogojnik</text:p>
                        </text:list-item>
                        <text:list-item>
                          <text:p text:style-name="P173">-n, -t: trpni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4"/>
      <text:list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75">Deležnik na -č<text:span text:style-name="T69"> (kakšen?)</text:span></text:p>
                      <text:list>
                        <text:list-item>
                          <text:p text:style-name="P176">Slišal je <text:span text:style-name="T70">oglušujoč</text:span> pok</text:p>
                        </text:list-item>
                        <text:list-item>
                          <text:p text:style-name="P176">oglušiti - glagol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7"/>
      <text:list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8">Deležnik na -č je po besedni vrsti pridevni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9"/>
      <text:list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80">Deležje na -e / -eč (kako?)</text:p>
                      <text:list>
                        <text:list-item>
                          <text:p text:style-name="P181">Molče, molčeč</text:p>
                        </text:list-item>
                        <text:list-item>
                          <text:p text:style-name="P181">molčati - glagol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2"/>
      <text:list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83">Glagolnik</text:p>
                      <text:list>
                        <text:list-item>
                          <text:p text:style-name="P184">Molčanje</text:p>
                        </text:list-item>
                        <text:list-item>
                          <text:p text:style-name="P184">molčati - glagol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5"/>
      <text:list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86"><text:soft-page-break/>Po besedni vrsti samostalni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text:continue-numbering="true" text:style-name="L3">
        <text:list-item>
          <text:list>
            <text:list-item>
              <text:list>
                <text:list-item>
                  <text:p text:style-name="P188">Zanikanje glagola</text:p>
                  <text:list>
                    <text:list-item>
                      <text:p text:style-name="P188">Ne + glagol</text:p>
                    </text:list-item>
                    <text:list-item>
                      <text:p text:style-name="P188">npr.: vem, ne vem; znam, ne znam; bo prišel, ne bo prišel<text:span text:style-name="T71">; ...</text:span></text:p>
                    </text:list-item>
                    <text:list-item>
                      <text:p text:style-name="P189">berem knjigo, ne berem knjig<text:span text:style-name="T70">e</text:span></text:p>
                    </text:list-item>
                    <text:list-item>
                      <text:p text:style-name="P190">moram, ni treba</text:p>
                    </text:list-item>
                    <text:list-item>
                      <text:p text:style-name="P191">Zaimke zanikamo v nikalne: nihče, nič, noben, ...</text:p>
                    </text:list-item>
                  </text:list>
                  <text:p text:style-name="P167"/>
                </text:list-item>
              </text:list>
            </text:list-item>
            <text:list-item>
              <text:p text:style-name="P43">Števnik</text:p>
              <text:list>
                <text:list-item>
                  <text:p text:style-name="P192">Pregibna besedna vrsta</text:p>
                </text:list-item>
                <text:list-item>
                  <text:p text:style-name="P192">Se sklanja</text:p>
                </text:list-item>
                <text:list-item>
                  <text:p text:style-name="P193">Izraža količino<text:span text:style-name="T72">, ki je lahko določena (1, 2, 3, ...) ali pa nedoločena (nekaj, nekoliko</text:span><text:span text:style-name="T73">, </text:span><text:span text:style-name="T72">...)</text:span></text:p>
                </text:list-item>
                <text:list-item>
                  <text:p text:style-name="P194">Vrste:</text:p>
                  <text:list>
                    <text:list-item>
                      <text:p text:style-name="P194">Glavni; izr. določeno količino<text:span text:style-name="T74"> (1, 2, 3, ...)</text:span></text:p>
                      <text:p text:style-name="P194"/>
                    </text:list-item>
                    <text:list-item>
                      <text:p text:style-name="P195">Vrstilni; izr. mesto v zaporedju (1., 2., 3., ...)</text:p>
                      <text:p text:style-name="P195"/>
                    </text:list-item>
                    <text:list-item>
                      <text:p text:style-name="P196">Ločilni; <text:s/>v starejših besedilih enako kot gl. števnik<text:span text:style-name="T75">, praviloma z njim štejemo množinske samostalnik</text:span><text:span text:style-name="T76">e</text:span> (dvoje, troje, četvero, ...)</text:p>
                      <text:p text:style-name="P196"/>
                    </text:list-item>
                    <text:list-item>
                      <text:p text:style-name="P197">Množilni<text:span text:style-name="T77">; pomnožuje</text:span><text:span text:style-name="T78"> (enojno / enojen / enkrat, dvojno / dvojen / dvakrat, četvorn</text:span><text:span text:style-name="T79">o / četvoren / štirikrat</text:span><text:span text:style-name="T78">, ...)</text:span></text:p>
                      <text:p text:style-name="P197"/>
                    </text:list-item>
                    <text:list-item>
                      <text:p text:style-name="P198">Nedoločni<text:span text:style-name="T80">; izraža nedoločeno količino, se ne pregiba</text:span> (veliko, nekaj, več, koliko, nekoliko, ...)</text:p>
                    </text:list-item>
                  </text:list>
                  <text:p text:style-name="P192"/>
                </text:list-item>
              </text:list>
            </text:list-item>
            <text:list-item>
              <text:p text:style-name="P43">Zaimek</text:p>
              <text:list>
                <text:list-item>
                  <text:p text:style-name="P192">Pregibna besedna vrsta</text:p>
                </text:list-item>
                <text:list-item>
                  <text:p text:style-name="P199">Se sklanja</text:p>
                  <text:p text:style-name="P200"/>
                </text:list-item>
                <text:list-item>
                  <text:p text:style-name="P200">Samostalniški<text:span text:style-name="T81"> - nadomeščajo samostalnik</text:span></text:p>
                  <text:list>
                    <text:list-item>
                      <text:p text:style-name="P201">Osebni</text:p>
                      <text:list>
                        <text:list-item>
                          <text:p text:style-name="P202">jaz midva mi</text:p>
                        </text:list-item>
                        <text:list-item>
                          <text:p text:style-name="P202">ti vidva vi</text:p>
                        </text:list-item>
                        <text:list-item>
                          <text:p text:style-name="P202">on/ona onadv<text:span text:style-name="T82">a</text:span> oni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3"/>
      <text:list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4">Povratno osebni - seb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5"/>
      <text:list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6">Določamo jim osebo, število, sklon</text:p>
                          <text:p text:style-name="P206"/>
                        </text:list-item>
                      </text:list>
                    </text:list-item>
                    <text:list-item>
                      <text:p text:style-name="P201">Neosebni</text:p>
                      <text:list>
                        <text:list-item>
                          <text:p text:style-name="P206">kdo, kaj -&gt; vprašalna</text:p>
                        </text:list-item>
                        <text:list-item>
                          <text:p text:style-name="P207">nekdo, nekaj, mariskdo, marsikaj, nihče, nič, kdo, kaj -&gt; nedoločni</text:p>
                        </text:list-item>
                        <text:list-item>
                          <text:p text:style-name="P207">kdor, kar -&gt; oziraln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8"/>
      <text:list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9">Vedno v ednini, nimajo osebe, spola jim ne moramo določati</text:p>
                        </text:list-item>
                        <text:list-item>
                          <text:p text:style-name="P209">Lahko jih sklanjam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0"/>
      <text:list text:continue-numbering="true" text:style-name="L3">
        <text:list-item>
          <text:list>
            <text:list-item>
              <text:list>
                <text:list-item>
                  <text:p text:style-name="P211"><text:soft-page-break/>Pridevniški - nadomeščajo pridevnik</text:p>
                  <text:list>
                    <text:list-item>
                      <text:p text:style-name="P212">Svojilni</text:p>
                      <text:list>
                        <text:list-item>
                          <text:p text:style-name="P213">moj najin naš</text:p>
                        </text:list-item>
                        <text:list-item>
                          <text:p text:style-name="P213">tvoj vajin vaš</text:p>
                        </text:list-item>
                        <text:list-item>
                          <text:p text:style-name="P213">njen / njegov njun njihov</text:p>
                          <text:p text:style-name="P213"/>
                        </text:list-item>
                      </text:list>
                    </text:list-item>
                    <text:list-item>
                      <text:p text:style-name="P212">Povratno svojilni</text:p>
                      <text:list>
                        <text:list-item>
                          <text:p text:style-name="P214">svoj</text:p>
                          <text:p text:style-name="P214"/>
                        </text:list-item>
                      </text:list>
                    </text:list-item>
                    <text:list-item>
                      <text:p text:style-name="P215">Kazalni</text:p>
                      <text:list>
                        <text:list-item>
                          <text:p text:style-name="P214">ta, tisti, tak, takšen</text:p>
                          <text:p text:style-name="P214"/>
                        </text:list-item>
                      </text:list>
                    </text:list-item>
                    <text:list-item>
                      <text:p text:style-name="P215">Vprašalni oziralni</text:p>
                      <text:list>
                        <text:list-item>
                          <text:p text:style-name="P216">kakšen, kateri, čigav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216">Oziralni</text:p>
                      <text:list>
                        <text:list-item>
                          <text:p text:style-name="P216">kakršen, čigar, kateri / ki</text:p>
                        </text:list-item>
                        <text:list-item>
                          <text:p text:style-name="P218">Največkrat nastopa v vlogi vezniške besede</text:p>
                          <text:p text:style-name="P218"/>
                        </text:list-item>
                      </text:list>
                    </text:list-item>
                    <text:list-item>
                      <text:p text:style-name="P215">Nedoločni</text:p>
                      <text:list>
                        <text:list-item>
                          <text:p text:style-name="P219">nekateri, nekakšen, vsak, vse, ...</text:p>
                        </text:list-item>
                      </text:list>
                    </text:list-item>
                  </text:list>
                  <text:p text:style-name="P199"/>
                </text:list-item>
              </text:list>
            </text:list-item>
            <text:list-item>
              <text:p text:style-name="P220">Prislov</text:p>
              <text:list>
                <text:list-item>
                  <text:p text:style-name="P221">Nepregibna besedna vrsta</text:p>
                </text:list-item>
                <text:list-item>
                  <text:p text:style-name="P222">Poimenuje okoliščine - način, kraj, čas, vzrok</text:p>
                </text:list-item>
              </text:list>
            </text:list-item>
          </text:list>
        </text:list-item>
      </text:list>
      <text:p text:style-name="P223"/>
      <text:list text:continue-numbering="true" text:style-name="L3">
        <text:list-item>
          <text:list>
            <text:list-item>
              <text:list>
                <text:list-item>
                  <text:p text:style-name="P224">Kraj</text:p>
                  <text:list>
                    <text:list-item>
                      <text:p text:style-name="P224">domov, tja, kjer, tam<text:span text:style-name="T83">, ..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5"/>
      <text:list text:continue-numbering="true" text:style-name="L3">
        <text:list-item>
          <text:list>
            <text:list-item>
              <text:list>
                <text:list-item>
                  <text:p text:style-name="P226">Čas</text:p>
                  <text:list>
                    <text:list-item>
                      <text:p text:style-name="P226">takrat, zdaj, včeraj, kasneje, ...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text:continue-numbering="true" text:style-name="L3">
        <text:list-item>
          <text:list>
            <text:list-item>
              <text:list>
                <text:list-item>
                  <text:p text:style-name="P226">Način</text:p>
                  <text:list>
                    <text:list-item>
                      <text:p text:style-name="P226">nežno, zlobno, prijazno, sebično, ...</text:p>
                    </text:list-item>
                    <text:list-item>
                      <text:p text:style-name="P228">So tvorjeni iz pridevnikov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text:continue-numbering="true" text:style-name="L3">
        <text:list-item>
          <text:list>
            <text:list-item>
              <text:list>
                <text:list-item>
                  <text:p text:style-name="P229">Vzrok</text:p>
                  <text:list>
                    <text:list-item>
                      <text:p text:style-name="P229">zato, nalašč, namenoma, zakaj<text:span text:style-name="T84">, ...</text:span></text:p>
                    </text:list-item>
                  </text:list>
                  <text:p text:style-name="P221"/>
                </text:list-item>
              </text:list>
            </text:list-item>
            <text:list-item>
              <text:p text:style-name="P43">Predlog</text:p>
              <text:list>
                <text:list-item>
                  <text:p text:style-name="P221">Nepregibna besedna vrsta</text:p>
                </text:list-item>
                <text:list-item>
                  <text:p text:style-name="P221">Slovnična / nepolnopomenska<text:span text:style-name="T85"> besedna vrsta</text:span></text:p>
                </text:list-item>
                <text:list-item>
                  <text:p text:style-name="P230">Stoji navadno pred samostalnikom<text:span text:style-name="T86"> / samostalniško besedno zvezo</text:span> in <text:span text:style-name="T86">ji</text:span> določa sklon</text:p>
                  <text:p text:style-name="P230"/>
                </text:list-item>
                <text:list-item>
                  <text:p text:style-name="P231">v hišo -&gt; tožilnik</text:p>
                </text:list-item>
                <text:list-item>
                  <text:p text:style-name="P231">v hiši -&gt; mestnik</text:p>
                </text:list-item>
                <text:list-item>
                  <text:p text:style-name="P231">k učitelju -&gt; dajalnik</text:p>
                </text:list-item>
                <text:list-item>
                  <text:p text:style-name="P231">h gospodu -&gt; dajalnik</text:p>
                  <text:p text:style-name="P232"/>
                </text:list-item>
                <text:list-item>
                  <text:p text:style-name="P232"><text:soft-page-break/>Predložni pari</text:p>
                  <text:list>
                    <text:list-item>
                      <text:p text:style-name="P232">v-iz (v Ljubljano, iz Ljubljane)</text:p>
                    </text:list-item>
                    <text:list-item>
                      <text:p text:style-name="P232">na-s/z (na morje, z morja)</text:p>
                    </text:list-item>
                  </text:list>
                </text:list-item>
              </text:list>
            </text:list-item>
          </text:list>
        </text:list-item>
      </text:list>
      <text:p text:style-name="P233"/>
      <text:list text:continue-numbering="true" text:style-name="L3">
        <text:list-item>
          <text:list>
            <text:list-item>
              <text:list>
                <text:list-item>
                  <text:p text:style-name="P234">Predložna zveza</text:p>
                  <text:list>
                    <text:list-item>
                      <text:p text:style-name="P234">predlog + samostalnik / samostalniška besedna zveza</text:p>
                    </text:list-item>
                  </text:list>
                  <text:p text:style-name="P221"/>
                </text:list-item>
              </text:list>
            </text:list-item>
            <text:list-item>
              <text:p text:style-name="P43">Veznik</text:p>
              <text:list>
                <text:list-item>
                  <text:p text:style-name="P235">Nepregibna besedna vrsta</text:p>
                </text:list-item>
                <text:list-item>
                  <text:p text:style-name="P235">Slovnična / nepolnopomenska<text:span text:style-name="T85"> besedna vrsta</text:span></text:p>
                </text:list-item>
                <text:list-item>
                  <text:p text:style-name="P236">Povezuje besede, besedne zveze in stavke</text:p>
                  <text:p text:style-name="P237"/>
                </text:list-item>
                <text:list-item>
                  <text:p text:style-name="P237">PRIREDNI</text:p>
                  <text:list>
                    <text:list-item>
                      <text:p text:style-name="P238">Povezujejo besede, besedne zveze<text:span text:style-name="T87"> in stavke</text:span></text:p>
                    </text:list-item>
                    <text:list-item>
                      <text:p text:style-name="P239">npr.: in, ter, pa, vendar, ampak, toda, a, zato, saj, kajti, namreč</text:p>
                      <text:p text:style-name="P239"/>
                    </text:list-item>
                  </text:list>
                </text:list-item>
                <text:list-item>
                  <text:p text:style-name="P237">PODREDNI</text:p>
                  <text:list>
                    <text:list-item>
                      <text:p text:style-name="P240">Povezujejo le stavke</text:p>
                    </text:list-item>
                    <text:list-item>
                      <text:p text:style-name="P240">npr.: ker, da, ko, če, čeprav, tudi</text:p>
                    </text:list-item>
                    <text:list-item>
                      <text:p text:style-name="P240">V vlogi podrednih veznikov lahko nastopajo tudi zaimki (večinoma oziralni), vprašalnice, členek</text:p>
                      <text:list>
                        <text:list-item>
                          <text:p text:style-name="P240">npr.: kljub temu da, ki (kateri)</text:p>
                        </text:list-item>
                      </text:list>
                    </text:list-item>
                  </text:list>
                  <text:p text:style-name="P237"/>
                </text:list-item>
                <text:list-item>
                  <text:p text:style-name="P237">ENOBESEDNI</text:p>
                  <text:list>
                    <text:list-item>
                      <text:p text:style-name="P241">npr.: in, da, če, ali, ...</text:p>
                      <text:p text:style-name="P241"/>
                    </text:list-item>
                  </text:list>
                </text:list-item>
                <text:list-item>
                  <text:p text:style-name="P237">VEČBESENI</text:p>
                  <text:list>
                    <text:list-item>
                      <text:p text:style-name="P241">Enodelni</text:p>
                      <text:list>
                        <text:list-item>
                          <text:p text:style-name="P242">npr.: kljub temu da, medtem ko, zato ker, tako da, ...</text:p>
                          <text:p text:style-name="P242"/>
                        </text:list-item>
                      </text:list>
                    </text:list-item>
                    <text:list-item>
                      <text:p text:style-name="P241">Dvodelni</text:p>
                      <text:list>
                        <text:list-item>
                          <text:p text:style-name="P242">npr.: ali - ali, ne samo - ampak tudi, niti - niti</text:p>
                        </text:list-item>
                      </text:list>
                    </text:list-item>
                  </text:list>
                  <text:p text:style-name="P235"/>
                </text:list-item>
              </text:list>
            </text:list-item>
            <text:list-item>
              <text:p text:style-name="P43">Členek</text:p>
              <text:list>
                <text:list-item>
                  <text:p text:style-name="P235">Nepregibna besedna vrsta</text:p>
                </text:list-item>
                <text:list-item>
                  <text:p text:style-name="P235">Slovnična / nepolnopomenska<text:span text:style-name="T85"> besedna vrsta</text:span></text:p>
                </text:list-item>
                <text:list-item>
                  <text:p text:style-name="P243">Nastopajo v stavku in dodajo pomen</text:p>
                </text:list-item>
                <text:list-item>
                  <text:p text:style-name="P243">Nanašajo se na besedo pred katero stojijo</text:p>
                  <text:p text:style-name="P244"/>
                </text:list-item>
                <text:list-item>
                  <text:p text:style-name="P244">npr.: le, samo, zgolj; tudi; še, že; da, ne, seveda; menda, morda; ...</text:p>
                  <text:p text:style-name="P244"/>
                </text:list-item>
                <text:list-item>
                  <text:p text:style-name="P245">Da, ne, seveda, ... - lahko nastopajo v vlogi pastavkov<text:span text:style-name="T88"> (nima osebne glagolske oblike)</text:span></text:p>
                </text:list-item>
                <text:list-item>
                  <text:p text:style-name="P245">npr.: Da, to je čisto res<text:span text:style-name="T89">.</text:span></text:p>
                  <text:p text:style-name="P246"/>
                </text:list-item>
              </text:list>
            </text:list-item>
            <text:list-item>
              <text:p text:style-name="P247">Medmet</text:p>
              <text:list>
                <text:list-item>
                  <text:p text:style-name="P248">Nepregibna besedna vrsta</text:p>
                </text:list-item>
                <text:list-item>
                  <text:p text:style-name="P248">Ni vedno s<text:span text:style-name="T90">lovnična / nepolnopomenska</text:span><text:span text:style-name="T85"> besedna vrsta</text:span></text:p>
                </text:list-item>
              </text:list>
            </text:list-item>
          </text:list>
        </text:list-item>
      </text:list>
      <text:p text:style-name="P249"/>
      <text:list text:continue-numbering="true" text:style-name="L3">
        <text:list-item>
          <text:list>
            <text:list-item>
              <text:list>
                <text:list-item>
                  <text:p text:style-name="P250">RAZPOLOŽENJSKI / ČUSTVENI<text:span text:style-name="T91">: hahaha, iii, jupi, av, ...</text:span></text:p>
                </text:list-item>
              </text:list>
            </text:list-item>
          </text:list>
        </text:list-item>
      </text:list>
      <text:p text:style-name="P249"><text:soft-page-break/></text:p>
      <text:list text:continue-numbering="true" text:style-name="L3">
        <text:list-item>
          <text:list>
            <text:list-item>
              <text:list>
                <text:list-item>
                  <text:p text:style-name="P251">POSNEMOVALNI: tresk, bum, čof, hop, ...</text:p>
                </text:list-item>
              </text:list>
            </text:list-item>
          </text:list>
        </text:list-item>
      </text:list>
      <text:p text:style-name="P252"/>
      <text:list text:continue-numbering="true" text:style-name="L3">
        <text:list-item>
          <text:list>
            <text:list-item>
              <text:list>
                <text:list-item>
                  <text:p text:style-name="P251">VELELNI: pst, ššš, na, hop, alo</text:p>
                </text:list-item>
              </text:list>
            </text:list-item>
          </text:list>
        </text:list-item>
      </text:list>
      <text:p text:style-name="P252"/>
      <text:list text:continue-numbering="true" text:style-name="L3">
        <text:list-item>
          <text:list>
            <text:list-item>
              <text:list>
                <text:list-item>
                  <text:p text:style-name="P253">Medmeti so lahko polnopomenski, saj so bogati s pomenem in lahko nadomeščajo cele stavke</text:p>
                </text:list-item>
                <text:list-item>
                  <text:p text:style-name="P253">Najpogosteje jih uporabljamo v pogovornem jezik<text:span text:style-name="T92">u</text:span></text:p>
                </text:list-item>
              </text:list>
            </text:list-item>
          </text:list>
        </text:list-item>
      </text:list>
      <text:p text:style-name="P254"/>
      <text:p text:style-name="P254"/>
      <text:p text:style-name="P255">DZ 73 - 79 vaj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3T11:21:42.975363410</meta:creation-date>
    <dc:date>2025-12-14T12:40:04.696371438</dc:date>
    <meta:editing-duration>P1DT1H16M8S</meta:editing-duration>
    <meta:editing-cycles>277</meta:editing-cycles>
    <meta:generator>LibreOffice/25.8.2.2$Linux_X86_64 LibreOffice_project/580$Build-2</meta:generator>
    <meta:document-statistic meta:table-count="1" meta:image-count="0" meta:object-count="0" meta:page-count="11" meta:paragraph-count="415" meta:word-count="2162" meta:character-count="11929" meta:non-whitespace-character-count="10375"/>
  </office:meta>
</office:document-meta>
</file>